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0" manifest:media-type="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5" style:family="table">
      <style:table-properties style:width="9.155cm" fo:margin-left="0cm" fo:margin-right="-0.004cm" table:align="margins"/>
    </style:style>
    <style:style style:name="Tableau5.A" style:family="table-column">
      <style:table-column-properties style:column-width="1.341cm" style:rel-column-width="9594*"/>
    </style:style>
    <style:style style:name="Tableau5.B" style:family="table-column">
      <style:table-column-properties style:column-width="0.956cm" style:rel-column-width="6839*"/>
    </style:style>
    <style:style style:name="Tableau5.C" style:family="table-column">
      <style:table-column-properties style:column-width="0.982cm" style:rel-column-width="7039*"/>
    </style:style>
    <style:style style:name="Tableau5.I" style:family="table-column">
      <style:table-column-properties style:column-width="0.96cm" style:rel-column-width="6868*"/>
    </style:style>
    <style:style style:name="Tableau5.1" style:family="table-row">
      <style:table-row-properties style:row-height="1.101cm"/>
    </style:style>
    <style:style style:name="Tableau5.A1" style:family="table-cell">
      <style:table-cell-properties style:vertical-align="middle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au5.B1" style:family="table-cell" style:data-style-name="N0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5.I1" style:family="table-cell" style:data-style-name="N0">
      <style:table-cell-properties style:vertical-align="middle" fo:background-color="#ecf191" fo:padding="0cm" fo:border="0.5pt solid #000000">
        <style:background-image/>
      </style:table-cell-properties>
    </style:style>
    <style:style style:name="Tableau5.2" style:family="table-row">
      <style:table-row-properties style:row-height="0.55cm"/>
    </style:style>
    <style:style style:name="Tableau5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5.A3" style:family="table-cell" style:data-style-name="N0">
      <style:table-cell-properties style:vertical-align="middle" fo:background-color="#ecf191" fo:padding="0cm" fo:border-left="0.5pt solid #000000" fo:border-right="none" fo:border-top="none" fo:border-bottom="0.5pt solid #000000">
        <style:background-image/>
      </style:table-cell-properties>
    </style:style>
    <style:style style:name="Tableau5.B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5.B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4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5.B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5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5.B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6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1" style:family="table">
      <style:table-properties style:width="9.15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1.141cm" style:rel-column-width="8167*"/>
    </style:style>
    <style:style style:name="Tableau1.B" style:family="table-column">
      <style:table-column-properties style:column-width="0.46cm" style:rel-column-width="3300*"/>
    </style:style>
    <style:style style:name="Tableau1.C" style:family="table-column">
      <style:table-column-properties style:column-width="1.143cm" style:rel-column-width="8180*"/>
    </style:style>
    <style:style style:name="Tableau1.K" style:family="table-column">
      <style:table-column-properties style:column-width="1.138cm" style:rel-column-width="8148*"/>
    </style:style>
    <style:style style:name="Tableau1.1" style:family="table-row">
      <style:table-row-properties style:min-row-height="1.05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-left="1pt solid #000000" fo:border-right="1pt solid #000000" fo:border-top="1pt solid #000000" fo:border-bottom="0.05pt solid #000000" style:writing-mode="page">
        <style:background-image/>
      </style:table-cell-properties>
    </style:style>
    <style:style style:name="Tableau1.B1" style:family="table-cell">
      <style:table-cell-properties style:vertical-align="middle" fo:padding="0cm" fo:border-left="0.05pt solid #000000" fo:border-right="none" fo:border-top="none" fo:border-bottom="none"/>
    </style:style>
    <style:style style:name="Tableau1.D1" style:family="table-cell">
      <style:table-cell-properties style:vertical-align="middle" fo:padding="0cm" fo:border-left="0.05pt solid #000000" fo:border-right="none" fo:border-top="none" fo:border-bottom="none"/>
    </style:style>
    <style:style style:name="Tableau1.F1" style:family="table-cell">
      <style:table-cell-properties style:vertical-align="middle" fo:padding="0cm" fo:border-left="0.05pt solid #000000" fo:border-right="none" fo:border-top="none" fo:border-bottom="none"/>
    </style:style>
    <style:style style:name="Tableau1.H1" style:family="table-cell">
      <style:table-cell-properties style:vertical-align="middle" fo:padding="0cm" fo:border-left="0.05pt solid #000000" fo:border-right="none" fo:border-top="none" fo:border-bottom="none"/>
    </style:style>
    <style:style style:name="Tableau1.J1" style:family="table-cell">
      <style:table-cell-properties style:vertical-align="middle" fo:padding="0cm" fo:border-left="0.05pt solid #000000" fo:border-right="none" fo:border-top="none" fo:border-bottom="none"/>
    </style:style>
    <style:style style:name="Tableau1.K1" style:family="table-cell">
      <style:table-cell-properties style:vertical-align="middle" fo:background-color="transparent" fo:padding="0.097cm" fo:border-left="1pt solid #d7e12c" fo:border-right="1pt solid #d7e12c" fo:border-top="1pt solid #d7e12c" fo:border-bottom="0.0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eau1.B2" style:family="table-cell">
      <style:table-cell-properties style:vertical-align="middle" fo:padding="0cm" fo:border-left="0.05pt solid #000000" fo:border-right="none" fo:border-top="none" fo:border-bottom="none"/>
    </style:style>
    <style:style style:name="Tableau1.D2" style:family="table-cell">
      <style:table-cell-properties style:vertical-align="middle" fo:padding="0cm" fo:border-left="0.05pt solid #000000" fo:border-right="none" fo:border-top="none" fo:border-bottom="none"/>
    </style:style>
    <style:style style:name="Tableau1.F2" style:family="table-cell">
      <style:table-cell-properties style:vertical-align="middle" fo:padding="0cm" fo:border-left="0.05pt solid #000000" fo:border-right="none" fo:border-top="none" fo:border-bottom="none"/>
    </style:style>
    <style:style style:name="Tableau1.H2" style:family="table-cell">
      <style:table-cell-properties style:vertical-align="middle" fo:padding="0cm" fo:border-left="0.05pt solid #000000" fo:border-right="none" fo:border-top="none" fo:border-bottom="none"/>
    </style:style>
    <style:style style:name="Tableau1.J2" style:family="table-cell">
      <style:table-cell-properties style:vertical-align="middle" fo:padding="0cm" fo:border-left="0.05pt solid #000000" fo:border-right="none" fo:border-top="none" fo:border-bottom="none"/>
    </style:style>
    <style:style style:name="Tableau1.K2" style:family="table-cell">
      <style:table-cell-properties style:vertical-align="middle" fo:background-color="transparent" fo:padding="0.097cm" fo:border-left="1pt solid #d7e12c" fo:border-right="1pt solid #d7e12c" fo:border-top="none" fo:border-bottom="1pt solid #d7e12c" style:writing-mode="page">
        <style:background-image/>
      </style:table-cell-properties>
    </style:style>
    <style:style style:name="Tableau2" style:family="table">
      <style:table-properties style:width="9.151cm" fo:margin-top="0.199cm" fo:margin-bottom="0.1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1.141cm" style:rel-column-width="8168*"/>
    </style:style>
    <style:style style:name="Tableau2.B" style:family="table-column">
      <style:table-column-properties style:column-width="0.46cm" style:rel-column-width="3302*"/>
    </style:style>
    <style:style style:name="Tableau2.C" style:family="table-column">
      <style:table-column-properties style:column-width="1.143cm" style:rel-column-width="8180*"/>
    </style:style>
    <style:style style:name="Tableau2.K" style:family="table-column">
      <style:table-column-properties style:column-width="1.136cm" style:rel-column-width="8137*"/>
    </style:style>
    <style:style style:name="Tableau2.1" style:family="table-row">
      <style:table-row-properties style:min-row-height="1.05cm"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background-color="transparent" fo:padding="0cm" fo:border-left="1pt solid #000000" fo:border-right="1pt solid #000000" fo:border-top="1pt solid #000000" fo:border-bottom="0.05pt solid #000000" style:writing-mode="page">
        <style:background-image/>
      </style:table-cell-properties>
    </style:style>
    <style:style style:name="Tableau2.B1" style:family="table-cell">
      <style:table-cell-properties style:vertical-align="middle" fo:background-color="transparent" fo:padding="0cm" fo:border-left="0.05pt solid #000000" fo:border-right="none" fo:border-top="none" fo:border-bottom="none" style:writing-mode="page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-left="1pt solid #000000" fo:border-right="1pt solid #000000" fo:border-top="1pt solid #000000" fo:border-bottom="0.05pt solid #000000" style:writing-mode="page">
        <style:background-image/>
      </style:table-cell-properties>
    </style:style>
    <style:style style:name="Tableau2.A2" style:family="table-cell">
      <style:table-cell-properties style:vertical-align="middle" fo:background-color="transparent" fo:padding="0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eau2.C2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eau3" style:family="table">
      <style:table-properties style:width="9.15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.141cm" style:rel-column-width="8168*"/>
    </style:style>
    <style:style style:name="Tableau3.B" style:family="table-column">
      <style:table-column-properties style:column-width="0.46cm" style:rel-column-width="3302*"/>
    </style:style>
    <style:style style:name="Tableau3.C" style:family="table-column">
      <style:table-column-properties style:column-width="1.143cm" style:rel-column-width="8180*"/>
    </style:style>
    <style:style style:name="Tableau3.K" style:family="table-column">
      <style:table-column-properties style:column-width="1.136cm" style:rel-column-width="8137*"/>
    </style:style>
    <style:style style:name="Tableau3.1" style:family="table-row">
      <style:table-row-properties style:min-row-height="1.05cm" fo:background-color="transparent" fo:keep-together="auto">
        <style:background-image/>
      </style:table-row-properties>
    </style:style>
    <style:style style:name="Tableau3.A1" style:family="table-cell">
      <style:table-cell-properties style:vertical-align="middle" fo:background-color="transparent" fo:padding="0cm" fo:border-left="1pt solid #000000" fo:border-right="1pt solid #000000" fo:border-top="1pt solid #000000" fo:border-bottom="0.05pt solid #000000" style:writing-mode="page">
        <style:background-image/>
      </style:table-cell-properties>
    </style:style>
    <style:style style:name="Tableau3.B1" style:family="table-cell">
      <style:table-cell-properties style:vertical-align="middle" fo:padding="0cm" fo:border-left="0.05pt solid #000000" fo:border-right="none" fo:border-top="none" fo:border-bottom="none"/>
    </style:style>
    <style:style style:name="Tableau3.D1" style:family="table-cell">
      <style:table-cell-properties style:vertical-align="middle" fo:padding="0cm" fo:border-left="0.05pt solid #000000" fo:border-right="none" fo:border-top="none" fo:border-bottom="none"/>
    </style:style>
    <style:style style:name="Tableau3.F1" style:family="table-cell">
      <style:table-cell-properties style:vertical-align="middle" fo:padding="0cm" fo:border-left="0.05pt solid #000000" fo:border-right="none" fo:border-top="none" fo:border-bottom="none"/>
    </style:style>
    <style:style style:name="Tableau3.H1" style:family="table-cell">
      <style:table-cell-properties style:vertical-align="middle" fo:padding="0cm" fo:border-left="0.05pt solid #000000" fo:border-right="none" fo:border-top="none" fo:border-bottom="none"/>
    </style:style>
    <style:style style:name="Tableau3.J1" style:family="table-cell">
      <style:table-cell-properties style:vertical-align="middle" fo:padding="0cm" fo:border-left="0.05pt solid #000000" fo:border-right="none" fo:border-top="none" fo:border-bottom="none"/>
    </style:style>
    <style:style style:name="Tableau3.A2" style:family="table-cell">
      <style:table-cell-properties style:vertical-align="middle" fo:background-color="transparent" fo:padding="0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eau3.B2" style:family="table-cell">
      <style:table-cell-properties style:vertical-align="middle" fo:padding="0cm" fo:border-left="0.05pt solid #000000" fo:border-right="none" fo:border-top="none" fo:border-bottom="none"/>
    </style:style>
    <style:style style:name="Tableau3.D2" style:family="table-cell">
      <style:table-cell-properties style:vertical-align="middle" fo:padding="0cm" fo:border-left="0.05pt solid #000000" fo:border-right="none" fo:border-top="none" fo:border-bottom="none"/>
    </style:style>
    <style:style style:name="Tableau3.F2" style:family="table-cell">
      <style:table-cell-properties style:vertical-align="middle" fo:padding="0cm" fo:border-left="0.05pt solid #000000" fo:border-right="none" fo:border-top="none" fo:border-bottom="none"/>
    </style:style>
    <style:style style:name="Tableau3.H2" style:family="table-cell">
      <style:table-cell-properties style:vertical-align="middle" fo:padding="0cm" fo:border-left="0.05pt solid #000000" fo:border-right="none" fo:border-top="none" fo:border-bottom="none"/>
    </style:style>
    <style:style style:name="Tableau3.J2" style:family="table-cell">
      <style:table-cell-properties style:vertical-align="middle" fo:padding="0cm" fo:border-left="0.05pt solid #000000" fo:border-right="none" fo:border-top="none" fo:border-bottom="none"/>
    </style:style>
    <style:style style:name="Tableau6" style:family="table">
      <style:table-properties style:width="9.151cm" fo:margin-top="0.75cm" fo:margin-bottom="0cm" table:align="margins"/>
    </style:style>
    <style:style style:name="Tableau6.A" style:family="table-column">
      <style:table-column-properties style:column-width="1.147cm" style:rel-column-width="8210*"/>
    </style:style>
    <style:style style:name="Tableau6.B" style:family="table-column">
      <style:table-column-properties style:column-width="1.139cm" style:rel-column-width="8160*"/>
    </style:style>
    <style:style style:name="Tableau6.C" style:family="table-column">
      <style:table-column-properties style:column-width="1.143cm" style:rel-column-width="8185*"/>
    </style:style>
    <style:style style:name="Tableau6.H" style:family="table-column">
      <style:table-column-properties style:column-width="1.15cm" style:rel-column-width="8240*"/>
    </style:style>
    <style:style style:name="Tableau6.1" style:family="table-row">
      <style:table-row-properties style:min-row-height="1.199cm"/>
    </style:style>
    <style:style style:name="Tableau6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6.B1" style:family="table-cell">
      <style:table-cell-properties style:vertical-align="middle" fo:padding="0.097cm" fo:border-left="0.05pt solid #000000" fo:border-right="0.6pt solid #d7e12c" fo:border-top="1pt solid #000000" fo:border-bottom="1pt solid #000000"/>
    </style:style>
    <style:style style:name="Tableau6.C1" style:family="table-cell">
      <style:table-cell-properties style:vertical-align="middle" fo:padding="0.097cm" fo:border-left="1pt solid #d7e12c" fo:border-right="none" fo:border-top="1pt solid #d7e12c" fo:border-bottom="1pt solid #d7e12c"/>
    </style:style>
    <style:style style:name="Tableau6.D1" style:family="table-cell">
      <style:table-cell-properties style:vertical-align="middle" fo:padding="0.097cm" fo:border-left="0.6pt solid #d7e12c" fo:border-right="1pt solid #d7e12c" fo:border-top="1pt solid #d7e12c" fo:border-bottom="1pt solid #d7e12c"/>
    </style:style>
    <style:style style:name="Tableau6.F1" style:family="table-cell">
      <style:table-cell-properties style:vertical-align="middle" fo:padding="0.097cm" fo:border-left="0.05pt solid #000000" fo:border-right="1pt solid #000000" fo:border-top="1pt solid #000000" fo:border-bottom="1pt solid #000000"/>
    </style:style>
    <style:style style:name="Tableau6.A2" style:family="table-cell">
      <style:table-cell-properties style:vertical-align="middle" fo:padding="0.097cm" fo:border="none"/>
    </style:style>
    <style:style style:name="Tableau6.H2" style:family="table-cell">
      <style:table-cell-properties style:vertical-align="middle" fo:padding="0.097cm" fo:border-left="1pt solid #000000" fo:border-right="1pt solid #000000" fo:border-top="1pt solid #000000" fo:border-bottom="0.05pt solid #000000"/>
    </style:style>
    <style:style style:name="Tableau6.H3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P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Header">
      <style:text-properties fo:font-size="14pt" style:font-size-asian="14pt" style:font-size-complex="14pt"/>
    </style:style>
    <style:style style:name="P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8" style:family="paragraph" style:parent-style-name="Header">
      <style:text-properties fo:font-size="3pt" style:font-size-asian="4pt" style:font-size-complex="4pt"/>
    </style:style>
    <style:style style:name="P9" style:family="paragraph" style:parent-style-name="Standard">
      <style:text-properties fo:font-size="2pt" style:font-size-asian="2pt" style:font-size-complex="2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7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8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text-properties officeooo:rsid="00178920" officeooo:paragraph-rsid="00178920"/>
    </style:style>
    <style:style style:name="P21" style:family="paragraph" style:parent-style-name="Footer">
      <style:text-properties officeooo:paragraph-rsid="0019fee0"/>
    </style:style>
    <style:style style:name="P22" style:family="paragraph" style:parent-style-name="Footer">
      <style:text-properties officeooo:paragraph-rsid="002556d8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officeooo:rsid="0013441a" officeooo:paragraph-rsid="002291c6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_5f_En-tête" style:master-page-name="">
      <loext:graphic-properties draw:fill="none" draw:fill-color="#ffe6b3" draw:opacity="100%" draw:fill-image-width="0cm" draw:fill-image-height="0cm"/>
      <style:paragraph-properties fo:margin-left="3.099cm" fo:margin-right="0cm" fo:text-align="start" style:justify-single-word="false" fo:text-indent="0cm" style:auto-text-indent="false" style:page-number="auto" fo:background-color="transparent" fo:padding="0cm" fo:border="none" style:shadow="none"/>
      <style:text-properties fo:color="#d7e12c" loext:opacity="100%" style:font-name="Bitstream Vera Sans2" fo:font-size="15pt" fo:font-style="normal" officeooo:rsid="0026b5fa" officeooo:paragraph-rsid="002aedf1" style:font-size-asian="15pt" style:font-style-asian="normal" style:font-size-complex="15pt" style:font-style-complex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3" style:family="paragraph" style:parent-style-name="Table_20_Heading"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Table_20_Heading">
      <style:text-properties style:font-name="Bitstream Vera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margin-top="0cm" fo:margin-bottom="0.109cm" style:contextual-spacing="false" fo:text-align="center" style:justify-single-word="false"/>
    </style:style>
    <style:style style:name="P36" style:family="paragraph" style:parent-style-name="Table_20_Contents">
      <style:paragraph-properties fo:margin-top="0cm" fo:margin-bottom="0.109cm" style:contextual-spacing="false"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able_20_Contents">
      <style:paragraph-properties fo:margin-top="0cm" fo:margin-bottom="0cm" style:contextual-spacing="false"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top="0cm" fo:margin-bottom="0cm" style:contextual-spacing="false"/>
      <style:text-properties style:font-name="Bitstream Vera Sans2" fo:font-size="10pt" fo:font-style="normal" officeooo:paragraph-rsid="0030f09b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margin-top="0cm" fo:margin-bottom="0cm" style:contextual-spacing="false"/>
      <style:text-properties style:font-name="Bitstream Vera Sans2" fo:font-size="10pt" officeooo:rsid="0030f09b" officeooo:paragraph-rsid="0030f09b" style:font-size-asian="10pt" style:font-size-complex="10pt"/>
    </style:style>
    <style:style style:name="P40" style:family="paragraph" style:parent-style-name="Standard">
      <style:paragraph-properties fo:margin-top="0cm" fo:margin-bottom="0cm" style:contextual-spacing="false"/>
      <style:text-properties fo:color="#e8c32a" loext:opacity="100%" style:font-name="Bitstream Vera Sans2" fo:font-size="10pt" fo:font-style="normal" fo:font-weight="bold" officeooo:rsid="002291c6" officeooo:paragraph-rsid="0030f09b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42" style:family="paragraph" style:parent-style-name="Exo_5f_Num" style:list-style-name="Num_5f_Exo">
      <style:text-properties officeooo:paragraph-rsid="0030f09b"/>
    </style:style>
    <style:style style:name="P43" style:family="paragraph" style:parent-style-name="Exo_5f_Num">
      <style:paragraph-properties fo:margin-top="0.55cm" fo:margin-bottom="0.199cm" style:contextual-spacing="false"/>
    </style:style>
    <style:style style:name="P44" style:family="paragraph" style:parent-style-name="Exo_5f_Num">
      <style:paragraph-properties fo:margin-top="0.6cm" fo:margin-bottom="0.101cm" style:contextual-spacing="false"/>
    </style:style>
    <style:style style:name="P45" style:family="paragraph" style:parent-style-name="Exo_5f_Num" style:list-style-name="Num_5f_Exo">
      <style:paragraph-properties fo:margin-top="0.6cm" fo:margin-bottom="0.101cm" style:contextual-spacing="false"/>
      <style:text-properties officeooo:paragraph-rsid="0039b8c0"/>
    </style:style>
    <style:style style:name="P46" style:family="paragraph" style:parent-style-name="Exo_5f_Num" style:list-style-name="Num_5f_Exo">
      <style:paragraph-properties fo:margin-top="0.4cm" fo:margin-bottom="0.101cm" style:contextual-spacing="false"/>
      <style:text-properties officeooo:paragraph-rsid="002c7b9f"/>
    </style:style>
    <style:style style:name="P47" style:family="paragraph" style:parent-style-name="Standard" style:list-style-name="Numbering_20_abc">
      <style:text-properties fo:color="#000000" loext:opacity="100%" style:font-name="Bitstream Vera Sans" fo:font-size="10pt" fo:font-style="normal" style:font-style-asian="normal" style:font-style-complex="normal"/>
    </style:style>
    <style:style style:name="P48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fo:color="#b3b3b3" loext:opacity="100%" fo:font-size="2pt" fo:font-style="normal" style:font-size-asian="2pt" style:font-style-asian="normal" style:font-size-complex="2pt" style:font-style-complex="normal"/>
    </style:style>
    <style:style style:name="P49" style:family="paragraph" style:parent-style-name="_5f_Paragraphe_20_livret_20_réponse_20_élève" style:list-style-name="liste_5f_abc">
      <style:paragraph-properties style:line-height-at-least="0.9cm"/>
      <style:text-properties officeooo:paragraph-rsid="0019f208"/>
    </style:style>
    <style:style style:name="P50" style:family="paragraph" style:parent-style-name="_5f_Paragraphe_20_livret_20_réponse_20_élève" style:list-style-name="liste_5f_abc">
      <style:paragraph-properties style:line-height-at-least="0.9cm"/>
      <style:text-properties officeooo:paragraph-rsid="002c5db9"/>
    </style:style>
    <style:style style:name="P51" style:family="paragraph" style:parent-style-name="_5f_Paragraphe_20_livret_20_réponse_20_élève" style:list-style-name="L1">
      <style:paragraph-properties style:line-height-at-least="0.9cm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28f9eb"/>
    </style:style>
    <style:style style:name="P52" style:family="paragraph" style:parent-style-name="_5f_Paragraphe_20_livret_20_réponse_20_élève" style:list-style-name="L2">
      <style:paragraph-properties style:line-height-at-least="0.9cm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28f9eb"/>
    </style:style>
    <style:style style:name="P53" style:family="paragraph" style:parent-style-name="_5f_Paragraphe_20_livret_20_réponse_20_élève" style:list-style-name="L3">
      <style:paragraph-properties style:line-height-at-least="0.9cm">
        <style:tab-stops>
          <style:tab-stop style:position="9.2cm" style:type="right" style:leader-style="dotted" style:leader-text="."/>
        </style:tab-stops>
      </style:paragraph-properties>
      <style:text-properties officeooo:paragraph-rsid="0030f09b"/>
    </style:style>
    <style:style style:name="P54" style:family="paragraph" style:parent-style-name="_5f_Paragraphe_20_livret_20_réponse_20_élève" style:list-style-name="L3">
      <style:paragraph-properties style:line-height-at-least="0.9cm">
        <style:tab-stops>
          <style:tab-stop style:position="9.2cm" style:type="right" style:leader-style="dotted" style:leader-text="."/>
        </style:tab-stops>
      </style:paragraph-properties>
      <style:text-properties officeooo:paragraph-rsid="0028f9eb"/>
    </style:style>
    <style:style style:name="P55" style:family="paragraph" style:parent-style-name="_5f_Paragraphe_20_livret_20_réponse_20_élève" style:list-style-name="liste_5f_abc">
      <style:paragraph-properties style:line-height-at-least="1cm"/>
      <style:text-properties officeooo:paragraph-rsid="002c5db9"/>
    </style:style>
    <style:style style:name="P56" style:family="paragraph" style:parent-style-name="_5f_Paragraphe_20_livret_20_réponse_20_élève" style:list-style-name="liste_5f_abc">
      <style:paragraph-properties style:line-height-at-least="1cm"/>
      <style:text-properties fo:font-style="normal" officeooo:paragraph-rsid="002c5db9" style:font-style-asian="normal" style:font-style-complex="normal"/>
    </style:style>
    <style:style style:name="P57" style:family="paragraph" style:parent-style-name="_5f_Paragraphe_20_livret_20_réponse_20_élève" style:list-style-name="Numbering_20_abc">
      <style:text-properties officeooo:paragraph-rsid="0038be1d"/>
    </style:style>
    <style:style style:name="P58" style:family="paragraph" style:parent-style-name="_5f_Paragraphe_20_livret_20_réponse_20_élève" style:list-style-name="L4">
      <style:paragraph-properties style:line-height-at-least="0.951cm">
        <style:tab-stops>
          <style:tab-stop style:position="9.2cm" style:type="right" style:leader-style="dotted" style:leader-text="."/>
        </style:tab-stops>
      </style:paragraph-properties>
      <style:text-properties officeooo:paragraph-rsid="0030f09b"/>
    </style:style>
    <style:style style:name="P59" style:family="paragraph" style:parent-style-name="_5f_Paragraphe_20_livret_20_réponse_20_élève" style:list-style-name="L4">
      <style:paragraph-properties style:line-height-at-least="0.951cm">
        <style:tab-stops>
          <style:tab-stop style:position="9.2cm" style:type="right" style:leader-style="dotted" style:leader-text="."/>
        </style:tab-stops>
      </style:paragraph-properties>
      <style:text-properties officeooo:paragraph-rsid="0028f9eb"/>
    </style:style>
    <style:style style:name="P60" style:family="paragraph" style:parent-style-name="_5f_Paragraphe_20_livret_20_réponse_20_élève" style:list-style-name="liste_5f_abc">
      <style:paragraph-properties style:line-height-at-least="0.85cm">
        <style:tab-stops>
          <style:tab-stop style:position="9.2cm" style:type="right" style:leader-style="dotted" style:leader-text="."/>
        </style:tab-stops>
      </style:paragraph-properties>
      <style:text-properties officeooo:paragraph-rsid="0030f09b"/>
    </style:style>
    <style:style style:name="P61" style:family="paragraph" style:parent-style-name="_5f_Paragraphe_20_livret_20_réponse_20_élève" style:list-style-name="liste_5f_abc">
      <style:paragraph-properties style:line-height-at-least="0.85cm">
        <style:tab-stops>
          <style:tab-stop style:position="9.2cm" style:type="right" style:leader-style="dotted" style:leader-text="."/>
        </style:tab-stops>
      </style:paragraph-properties>
      <style:text-properties officeooo:paragraph-rsid="00360193"/>
    </style:style>
    <style:style style:name="P62" style:family="paragraph" style:parent-style-name="_5f_Paragraphe_20_livret_20_réponse_20_élève" style:list-style-name="Numbering_20_abc">
      <style:paragraph-properties fo:margin-top="0.199cm" fo:margin-bottom="0cm" style:contextual-spacing="false" fo:line-height="100%"/>
    </style:style>
    <style:style style:name="P63" style:family="paragraph" style:parent-style-name="_5f_Pied_20_de_20_page" style:list-style-name=""/>
    <style:style style:name="P64" style:family="paragraph" style:parent-style-name="_5f_Pied_20_de_20_page" style:list-style-name="">
      <style:paragraph-properties fo:text-align="end" style:justify-single-word="false"/>
    </style:style>
    <style:style style:name="P65" style:family="paragraph" style:parent-style-name="_5f_Pied_20_de_20_page">
      <style:paragraph-properties fo:text-align="end" style:justify-single-word="false"/>
    </style:style>
    <style:style style:name="P6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7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27" fo:break-before="auto" fo:break-after="auto" style:shadow="none"/>
      <style:text-properties style:font-name="Bitstream Vera Sans2" fo:font-size="10pt" fo:font-style="normal" fo:font-weight="bold" officeooo:rsid="00290c92" officeooo:paragraph-rsid="002291c6" style:font-size-asian="10pt" style:font-style-asian="normal" style:font-weight-asian="bold" style:font-size-complex="10pt" style:font-style-complex="normal" style:font-weight-complex="bold"/>
    </style:style>
    <style:style style:name="P68" style:family="paragraph">
      <loext:graphic-properties draw:fill="solid" draw:fill-color="#d7e12c"/>
    </style:style>
    <style:style style:name="P6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text-align="center"/>
    </style:style>
    <style:style style:name="P71" style:family="paragraph">
      <loext:graphic-properties draw:fill="none" draw:fill-color="#ffffff"/>
      <style:paragraph-properties fo:text-align="center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7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top="0cm" fo:margin-bottom="0.199cm" fo:text-align="center"/>
    </style:style>
    <style:style style:name="P74" style:family="paragraph">
      <loext:graphic-properties draw:fill-color="#e8c32a"/>
      <style:paragraph-properties fo:margin-top="0cm" fo:margin-bottom="0.199cm" fo:text-align="center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9fee0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variant="normal" fo:text-transform="none" style:font-name="Times New Roman" fo:font-size="13pt" fo:font-style="italic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fo:font-variant="normal" fo:text-transform="none" style:font-weight-asian="bold" style:font-weight-complex="bold"/>
    </style:style>
    <style:style style:name="T9" style:family="text">
      <style:text-properties fo:font-variant="normal" fo:text-transform="none" style:font-name="OpenSymbol" fo:font-style="normal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font-style="normal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style:text-position="super 58%" style:font-name="Times New Roman" fo:font-size="13pt" style:font-size-asian="13pt" style:font-weight-asian="bold" style:font-size-complex="13pt" style:font-weight-complex="bold"/>
    </style:style>
    <style:style style:name="T12" style:family="text">
      <style:text-properties officeooo:rsid="0017dc58"/>
    </style:style>
    <style:style style:name="T13" style:family="text">
      <style:text-properties style:font-name="OpenSymbol1"/>
    </style:style>
    <style:style style:name="T14" style:family="text">
      <style:text-properties fo:color="#b3b3b3" loext:opacity="100%"/>
    </style:style>
    <style:style style:name="T15" style:family="text">
      <style:text-properties fo:color="#b3b3b3" loext:opacity="100%" style:font-name="OpenSymbol1"/>
    </style:style>
    <style:style style:name="T16" style:family="text">
      <style:text-properties fo:color="#b3b3b3" loext:opacity="100%" fo:font-size="2pt" fo:font-style="normal" style:font-size-asian="2pt" style:font-style-asian="normal" style:font-size-complex="2pt" style:font-style-complex="normal"/>
    </style:style>
    <style:style style:name="T17" style:family="text">
      <style:text-properties style:use-window-font-color="true" loext:opacity="0%" style:font-name="OpenSymbol1"/>
    </style:style>
    <style:style style:name="T18" style:family="text">
      <style:text-properties style:use-window-font-color="true" loext:opacity="0%" style:font-name="OpenSymbol1" fo:font-size="10pt" fo:font-weight="normal" fo:background-color="transparent" loext:char-shading-value="0" style:font-name-asian="OpenSymbol1" style:font-size-asian="10pt" style:font-weight-asian="normal" style:font-name-complex="OpenSymbol1" style:font-size-complex="10pt" style:font-weight-complex="normal"/>
    </style:style>
    <style:style style:name="T19" style:family="text">
      <style:text-properties style:use-window-font-color="true" loext:opacity="0%" fo:font-style="normal" style:font-style-asian="normal" style:font-style-complex="normal"/>
    </style:style>
    <style:style style:name="T20" style:family="text">
      <style:text-properties style:use-window-font-color="true" loext:opacity="0%" fo:font-style="normal" officeooo:rsid="00320a93" style:font-style-asian="normal" style:font-style-complex="normal"/>
    </style:style>
    <style:style style:name="T21" style:family="text">
      <style:text-properties style:use-window-font-color="true" loext:opacity="0%" style:font-name="Bitstream Vera Sans2" fo:font-size="10pt" fo:font-weight="normal" fo:background-color="transparent" loext:char-shading-value="0" style:font-name-asian="OpenSymbol1" style:font-size-asian="10pt" style:font-weight-asian="normal" style:font-name-complex="OpenSymbol1" style:font-size-complex="10pt" style:font-weight-complex="normal"/>
    </style:style>
    <style:style style:name="T22" style:family="text">
      <style:text-properties style:use-window-font-color="true" loext:opacity="0%" style:font-name="Bitstream Vera Sans" fo:font-size="10pt" fo:font-style="normal" fo:font-weight="normal" officeooo:rsid="0038be1d" style:font-size-asian="10.5pt" style:font-style-asian="normal" style:font-style-complex="normal"/>
    </style:style>
    <style:style style:name="T23" style:family="text">
      <style:text-properties fo:color="#000000" loext:opacity="100%" style:font-name="OpenSymbol1"/>
    </style:style>
    <style:style style:name="T24" style:family="text">
      <style:text-properties fo:color="#000000" loext:opacity="100%" fo:font-style="normal" style:font-style-asian="normal" style:font-style-complex="normal"/>
    </style:style>
    <style:style style:name="T25" style:family="text">
      <style:text-properties fo:letter-spacing="-0.004cm"/>
    </style:style>
    <style:style style:name="T26" style:family="text">
      <style:text-properties fo:color="#c9211e" loext:opacity="100%" fo:font-weight="bold" style:font-weight-asian="bold" style:font-weight-complex="bold"/>
    </style:style>
    <style:style style:name="T27" style:family="text">
      <style:text-properties fo:color="#c9211e" loext:opacity="100%" fo:font-weight="bold" officeooo:rsid="003d8b26" style:font-weight-asian="bold" style:font-weight-complex="bold"/>
    </style:style>
    <style:style style:name="T2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left" style:horizontal-rel="frame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fill-image-width="0cm" draw:fill-image-height="0cm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corp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corp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corp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corp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71cm" svg:stroke-color="#d7e12c" draw:marker-start="" draw:marker-start-width="0.582cm" draw:marker-start-center="false" draw:marker-end="" draw:marker-end-width="0.582cm" draw:marker-end-center="false" draw:fill="solid" draw:fill-color="#729fcf" draw:textarea-horizontal-align="center" draw:textarea-vertical-align="middle" fo:padding-top="0.035cm" fo:padding-bottom="0.035cm" fo:padding-left="0.035cm" fo:padding-right="0.035cm" draw:shadow="hidden" draw:shadow-offset-x="0.199cm" draw:shadow-offset-y="0.199cm" draw:shadow-color="#808080" style:run-through="foreground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10" style:family="graphic">
      <style:graphic-properties svg:stroke-width="0.071cm" svg:stroke-color="#d7e12c" draw:marker-start-width="0.561cm" draw:marker-end-width="0.561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1"><draw:g text:anchor-type="paragraph" draw:z-index="3" draw:name="Forme9" draw:style-name="gr6"><draw:custom-shape draw:style-name="gr9" draw:text-style-name="P74" svg:width="3.964cm" svg:height="0.641cm" draw:transform="skewX (0.00279252680319092) rotate (0.0872664625997165) translate (-0.370416666666667cm -0.0934861111111111cm)"><text:p text:style-name="P73"><text:span text:style-name="T29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30"><draw:text-box fo:min-height="2.346cm"><text:section text:style-name="Sect1" text:name="Section1"><text:p text:style-name="P41"/><text:p text:style-name="P38">Simplifie le quotient <draw:frame draw:style-name="fr8" draw:name="Objet7" text:anchor-type="as-char" svg:y="-0.52cm" svg:width="0.519cm" svg:height="0.873cm" draw:z-index="31"><draw:object xlink:href="./Object 50" xlink:type="simple" xlink:show="embed" xlink:actuate="onLoad"/><draw:image xlink:href="./ObjectReplacements/Object 50" xlink:type="simple" xlink:show="embed" xlink:actuate="onLoad"/><svg:desc>formule</svg:desc></draw:frame>.</text:p><text:p text:style-name="P40">Correction</text:p><text:p text:style-name="P38"><text:span text:style-name="_5f_en-tête_5f_exemple_5f_jaune"><text:span text:style-name="T21"><draw:frame draw:style-name="fr7" draw:name="Objet6" text:anchor-type="as-char" svg:y="-0.52cm" svg:width="0.519cm" svg:height="0.873cm" draw:z-index="32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_5f_en-tête_5f_exemple_5f_jaune"><text:span text:style-name="T21"><text:s/></text:span></text:span><text:span text:style-name="_5f_en-tête_5f_exemple_5f_jaune"><text:span text:style-name="T18">=</text:span></text:span><text:span text:style-name="_5f_en-tête_5f_exemple_5f_jaune"><text:span text:style-name="T21"> </text:span></text:span><text:span text:style-name="_5f_en-tête_5f_exemple_5f_jaune"><text:span text:style-name="T21"><draw:frame draw:style-name="fr7" draw:name="Objet9" text:anchor-type="as-char" svg:y="-0.483cm" svg:width="0.968cm" svg:height="0.873cm" draw:z-index="36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_5f_en-tête_5f_exemple_5f_jaune"><text:span text:style-name="T21"><text:s/></text:span></text:span><text:span text:style-name="_5f_en-tête_5f_exemple_5f_jaune"><text:span text:style-name="T18">=</text:span></text:span><text:span text:style-name="_5f_en-tête_5f_exemple_5f_jaune"><text:span text:style-name="T21"> </text:span></text:span><text:span text:style-name="_5f_en-tête_5f_exemple_5f_jaune"><text:span text:style-name="T21"><draw:frame draw:style-name="fr7" draw:name="Objet5" text:anchor-type="as-char" svg:y="-0.483cm" svg:width="0.295cm" svg:height="0.873cm" draw:z-index="37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/text:p><text:p text:style-name="P39">15 et 21 sont dans la table du 3, on simplifie le quotient par 3.</text:p></text:section></draw:text-box></draw:frame></text:h>
      <text:list xml:id="list3904338996" text:style-name="Num_5f_Exo">
        <text:list-item>
          <text:h text:style-name="P43" text:outline-level="1"> <text:span text:style-name="T25">Pour chaque fraction, coche le (ou les) nombre(s) par le(s)quel(s) elle est simplifiable.</text:span></text:h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6"/>
        <table:table-column table:style-name="Tableau5.I"/>
        <table:table-header-rows>
          <table:table-row table:style-name="Tableau5.1">
            <table:table-cell table:style-name="Tableau5.A1" office:value-type="string">
              <text:p text:style-name="P31"/>
            </table:table-cell>
            <table:table-cell table:style-name="Tableau5.B1">
              <text:p text:style-name="P31"><draw:frame draw:style-name="fr6" draw:name="Objet3" text:anchor-type="as-char" svg:width="0.49cm" svg:height="0.792cm" draw:z-index="38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</table:table-cell>
            <table:table-cell table:style-name="Tableau5.B1">
              <text:p text:style-name="P31"><draw:frame draw:style-name="fr6" draw:name="Objet4" text:anchor-type="as-char" svg:width="0.706cm" svg:height="0.792cm" draw:z-index="40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</table:table-cell>
            <table:table-cell table:style-name="Tableau5.B1">
              <text:p text:style-name="P31"><draw:frame draw:style-name="fr6" draw:name="Objet8" text:anchor-type="as-char" svg:width="0.702cm" svg:height="0.792cm" draw:z-index="41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</table:table-cell>
            <table:table-cell table:style-name="Tableau5.B1">
              <text:p text:style-name="P31"><draw:frame draw:style-name="fr6" draw:name="Objet26" text:anchor-type="as-char" svg:width="0.706cm" svg:height="0.792cm" draw:z-index="43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</table:table-cell>
            <table:table-cell table:style-name="Tableau5.B1">
              <text:p text:style-name="P31"><draw:frame draw:style-name="fr6" draw:name="Objet27" text:anchor-type="as-char" svg:width="0.706cm" svg:height="0.792cm" draw:z-index="44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  </table:table-cell>
            <table:table-cell table:style-name="Tableau5.B1">
              <text:p text:style-name="P31"><draw:frame draw:style-name="fr6" draw:name="Objet31" text:anchor-type="as-char" svg:width="0.706cm" svg:height="0.792cm" draw:z-index="46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</table:table-cell>
            <table:table-cell table:style-name="Tableau5.B1">
              <text:p text:style-name="P31"><draw:frame draw:style-name="fr6" draw:name="Objet32" text:anchor-type="as-char" svg:width="0.923cm" svg:height="0.792cm" draw:z-index="48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</table:table-cell>
            <table:table-cell table:style-name="Tableau5.I1">
              <text:p text:style-name="P31"><draw:frame draw:style-name="fr6" draw:name="Objet33" text:anchor-type="as-char" svg:width="0.702cm" svg:height="0.792cm" draw:z-index="49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  </table:table-cell>
          </table:table-row>
        </table:table-header-rows>
        <table:table-row table:style-name="Tableau5.2">
          <table:table-cell table:style-name="Tableau5.I1" office:value-type="float" office:value="2">
            <text:p text:style-name="P32">2</text:p>
          </table:table-cell>
          <table:table-cell table:style-name="Tableau5.B2" office:value-type="string">
            <text:p text:style-name="P31"/>
          </table:table-cell>
          <table:table-cell table:style-name="Tableau5.H2" office:value-type="string">
            <text:p text:style-name="P31"/>
          </table:table-cell>
          <table:table-cell table:style-name="Tableau5.H2" office:value-type="string">
            <text:p text:style-name="P31"/>
          </table:table-cell>
          <table:table-cell table:style-name="Tableau5.H2" office:value-type="string">
            <text:p text:style-name="P31"/>
          </table:table-cell>
          <table:table-cell table:style-name="Tableau5.H2" office:value-type="string">
            <text:p text:style-name="P31"/>
          </table:table-cell>
          <table:table-cell table:style-name="Tableau5.H2" office:value-type="string">
            <text:p text:style-name="P31"/>
          </table:table-cell>
          <table:table-cell table:style-name="Tableau5.H2" office:value-type="string">
            <text:p text:style-name="P31"/>
          </table:table-cell>
          <table:table-cell table:style-name="Tableau5.I2" office:value-type="string">
            <text:p text:style-name="P31"/>
          </table:table-cell>
        </table:table-row>
        <table:table-row table:style-name="Tableau5.2">
          <table:table-cell table:style-name="Tableau5.A3" office:value-type="float" office:value="3">
            <text:p text:style-name="P32">3</text:p>
          </table:table-cell>
          <table:table-cell table:style-name="Tableau5.B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I5" office:value-type="string">
            <text:p text:style-name="P31"/>
          </table:table-cell>
        </table:table-row>
        <table:table-row table:style-name="Tableau5.2">
          <table:table-cell table:style-name="Tableau5.A3" office:value-type="float" office:value="4">
            <text:p text:style-name="P32">4</text:p>
          </table:table-cell>
          <table:table-cell table:style-name="Tableau5.B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I5" office:value-type="string">
            <text:p text:style-name="P31"/>
          </table:table-cell>
        </table:table-row>
        <table:table-row table:style-name="Tableau5.2">
          <table:table-cell table:style-name="Tableau5.A3" office:value-type="float" office:value="5">
            <text:p text:style-name="P32">5</text:p>
          </table:table-cell>
          <table:table-cell table:style-name="Tableau5.B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H5" office:value-type="string">
            <text:p text:style-name="P31"/>
          </table:table-cell>
          <table:table-cell table:style-name="Tableau5.I5" office:value-type="string">
            <text:p text:style-name="P31"/>
          </table:table-cell>
        </table:table-row>
        <table:table-row table:style-name="Tableau5.2">
          <table:table-cell table:style-name="Tableau5.A3" office:value-type="float" office:value="9">
            <text:p text:style-name="P32">9</text:p>
          </table:table-cell>
          <table:table-cell table:style-name="Tableau5.B6" office:value-type="string">
            <text:p text:style-name="P31"/>
          </table:table-cell>
          <table:table-cell table:style-name="Tableau5.H6" office:value-type="string">
            <text:p text:style-name="P31"/>
          </table:table-cell>
          <table:table-cell table:style-name="Tableau5.H6" office:value-type="string">
            <text:p text:style-name="P31"/>
          </table:table-cell>
          <table:table-cell table:style-name="Tableau5.H6" office:value-type="string">
            <text:p text:style-name="P31"/>
          </table:table-cell>
          <table:table-cell table:style-name="Tableau5.H6" office:value-type="string">
            <text:p text:style-name="P31"/>
          </table:table-cell>
          <table:table-cell table:style-name="Tableau5.H6" office:value-type="string">
            <text:p text:style-name="P31"/>
          </table:table-cell>
          <table:table-cell table:style-name="Tableau5.H6" office:value-type="string">
            <text:p text:style-name="P31"/>
          </table:table-cell>
          <table:table-cell table:style-name="Tableau5.I6" office:value-type="string">
            <text:p text:style-name="P31"/>
          </table:table-cell>
        </table:table-row>
      </table:table>
      <text:list xml:id="list155650279011864" text:continue-numbering="true" text:style-name="Num_5f_Exo">
        <text:list-item>
          <text:h text:style-name="P45" text:outline-level="1"> Complète les égalités suivantes pour simplifier chaque fraction <text:span text:style-name="T27">ou écriture fractionnaire</text:span>.</text:h>
        </text:list-item>
      </text:list>
      <text:section text:style-name="Sect2" text:name="Section3">
        <text:list xml:id="list2060481023" text:style-name="liste_5f_abc">
          <text:list-item>
            <text:p text:style-name="P49"><draw:frame draw:style-name="fr6" draw:name="Objet28" text:anchor-type="as-char" svg:width="0.619cm" svg:height="0.873cm" draw:z-index="50"><draw:object xlink:href="./Object 101" xlink:type="simple" xlink:show="embed" xlink:actuate="onLoad"/><draw:image xlink:href="./ObjectReplacements/Object 101" xlink:type="simple" xlink:show="embed" xlink:actuate="onLoad"/></draw:frame><text:span text:style-name="T13">=</text:span><draw:frame draw:style-name="fr6" draw:name="Objet29" text:anchor-type="as-char" svg:width="1.362cm" svg:height="0.873cm" draw:z-index="51"><draw:object xlink:href="./Object 102" xlink:type="simple" xlink:show="embed" xlink:actuate="onLoad"/><draw:image xlink:href="./ObjectReplacements/Object 102" xlink:type="simple" xlink:show="embed" xlink:actuate="onLoad"/></draw:frame><text:span text:style-name="T13">=</text:span><draw:frame draw:style-name="fr6" draw:name="Objet30" text:anchor-type="as-char" svg:width="0.711cm" svg:height="0.873cm" draw:z-index="52"><draw:object xlink:href="./Object 104" xlink:type="simple" xlink:show="embed" xlink:actuate="onLoad"/><draw:image xlink:href="./ObjectReplacements/Object 104" xlink:type="simple" xlink:show="embed" xlink:actuate="onLoad"/></draw:frame></text:p>
          </text:list-item>
          <text:list-item>
            <text:p text:style-name="P55"><text:span text:style-name="T13"><draw:frame draw:style-name="fr6" draw:name="Objet46" text:anchor-type="as-char" svg:width="0.619cm" svg:height="0.873cm" draw:z-index="53"><draw:object xlink:href="./Object 105" xlink:type="simple" xlink:show="embed" xlink:actuate="onLoad"/><draw:image xlink:href="./ObjectReplacements/Object 105" xlink:type="simple" xlink:show="embed" xlink:actuate="onLoad"/></draw:frame></text:span><text:span text:style-name="T13">=</text:span><text:span text:style-name="T13"><draw:frame draw:style-name="fr6" draw:name="Objet47" text:anchor-type="as-char" svg:width="1.362cm" svg:height="0.873cm" draw:z-index="54"><draw:object xlink:href="./Object 106" xlink:type="simple" xlink:show="embed" xlink:actuate="onLoad"/><draw:image xlink:href="./ObjectReplacements/Object 106" xlink:type="simple" xlink:show="embed" xlink:actuate="onLoad"/></draw:frame></text:span><text:span text:style-name="T13">=</text:span><text:span text:style-name="T13"><draw:frame draw:style-name="fr6" draw:name="Objet34" text:anchor-type="as-char" svg:width="0.711cm" svg:height="0.873cm" draw:z-index="55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p>
          </text:list-item>
          <text:list-item>
            <text:p text:style-name="P55"><text:span text:style-name="T13"><draw:frame draw:style-name="fr6" draw:name="Objet49" text:anchor-type="as-char" svg:width="0.619cm" svg:height="0.873cm" draw:z-index="56"><draw:object xlink:href="./Object 108" xlink:type="simple" xlink:show="embed" xlink:actuate="onLoad"/><draw:image xlink:href="./ObjectReplacements/Object 108" xlink:type="simple" xlink:show="embed" xlink:actuate="onLoad"/></draw:frame></text:span><text:span text:style-name="T13">=</text:span><text:span text:style-name="T13"><draw:frame draw:style-name="fr6" draw:name="Objet50" text:anchor-type="as-char" svg:width="1.588cm" svg:height="0.873cm" draw:z-index="57"><draw:object xlink:href="./Object 109" xlink:type="simple" xlink:show="embed" xlink:actuate="onLoad"/><draw:image xlink:href="./ObjectReplacements/Object 109" xlink:type="simple" xlink:show="embed" xlink:actuate="onLoad"/></draw:frame></text:span><text:span text:style-name="T13">=</text:span><text:span text:style-name="T13"><draw:frame draw:style-name="fr6" draw:name="Objet35" text:anchor-type="as-char" svg:width="0.711cm" svg:height="0.873cm" draw:z-index="58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    </text:list-item>
          <text:list-item>
            <text:p text:style-name="P55"><draw:frame draw:style-name="fr6" draw:name="Objet52" text:anchor-type="as-char" svg:width="0.619cm" svg:height="0.873cm" draw:z-index="59"><draw:object xlink:href="./Object 111" xlink:type="simple" xlink:show="embed" xlink:actuate="onLoad"/><draw:image xlink:href="./ObjectReplacements/Object 111" xlink:type="simple" xlink:show="embed" xlink:actuate="onLoad"/></draw:frame><text:span text:style-name="T13">=</text:span><text:span text:style-name="T13"><draw:frame draw:style-name="fr6" draw:name="Objet54" text:anchor-type="as-char" svg:width="1.588cm" svg:height="0.873cm" draw:z-index="60"><draw:object xlink:href="./Object 112" xlink:type="simple" xlink:show="embed" xlink:actuate="onLoad"/><draw:image xlink:href="./ObjectReplacements/Object 112" xlink:type="simple" xlink:show="embed" xlink:actuate="onLoad"/></draw:frame></text:span><text:span text:style-name="T13">=</text:span><text:span text:style-name="T13"><draw:frame draw:style-name="fr6" draw:name="Objet36" text:anchor-type="as-char" svg:width="0.711cm" svg:height="0.873cm" draw:z-index="61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p>
          </text:list-item>
          <text:list-item>
            <text:p text:style-name="P50"><draw:frame draw:style-name="fr6" draw:name="Objet56" text:anchor-type="as-char" svg:width="0.619cm" svg:height="0.873cm" draw:z-index="62"><draw:object xlink:href="./Object 114" xlink:type="simple" xlink:show="embed" xlink:actuate="onLoad"/><draw:image xlink:href="./ObjectReplacements/Object 114" xlink:type="simple" xlink:show="embed" xlink:actuate="onLoad"/></draw:frame><text:span text:style-name="T13">=</text:span><draw:frame draw:style-name="fr6" draw:name="Objet57" text:anchor-type="as-char" svg:width="1.588cm" svg:height="0.873cm" draw:z-index="63"><draw:object xlink:href="./Object 115" xlink:type="simple" xlink:show="embed" xlink:actuate="onLoad"/><draw:image xlink:href="./ObjectReplacements/Object 115" xlink:type="simple" xlink:show="embed" xlink:actuate="onLoad"/></draw:frame><text:span text:style-name="T13">=</text:span><text:span text:style-name="T13"><draw:frame draw:style-name="fr6" draw:name="Objet37" text:anchor-type="as-char" svg:width="0.711cm" svg:height="0.873cm" draw:z-index="64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p>
          </text:list-item>
          <text:list-item>
            <text:p text:style-name="P55"><draw:frame draw:style-name="fr6" draw:name="Objet59" text:anchor-type="as-char" svg:width="0.619cm" svg:height="0.873cm" draw:z-index="65"><draw:object xlink:href="./Object 117" xlink:type="simple" xlink:show="embed" xlink:actuate="onLoad"/><draw:image xlink:href="./ObjectReplacements/Object 117" xlink:type="simple" xlink:show="embed" xlink:actuate="onLoad"/></draw:frame><text:span text:style-name="T13">=</text:span><draw:frame draw:style-name="fr6" draw:name="Objet60" text:anchor-type="as-char" svg:width="1.588cm" svg:height="0.873cm" draw:z-index="66"><draw:object xlink:href="./Object 118" xlink:type="simple" xlink:show="embed" xlink:actuate="onLoad"/><draw:image xlink:href="./ObjectReplacements/Object 118" xlink:type="simple" xlink:show="embed" xlink:actuate="onLoad"/></draw:frame><text:span text:style-name="T13">=</text:span><text:span text:style-name="T13"><draw:frame draw:style-name="fr6" draw:name="Objet38" text:anchor-type="as-char" svg:width="0.711cm" svg:height="0.873cm" draw:z-index="67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p>
          </text:list-item>
          <text:list-item>
            <text:p text:style-name="P55"><draw:frame draw:style-name="fr6" draw:name="Objet62" text:anchor-type="as-char" svg:width="0.728cm" svg:height="0.873cm" draw:z-index="68"><draw:object xlink:href="./Object 120" xlink:type="simple" xlink:show="embed" xlink:actuate="onLoad"/><draw:image xlink:href="./ObjectReplacements/Object 120" xlink:type="simple" xlink:show="embed" xlink:actuate="onLoad"/></draw:frame><text:span text:style-name="T13">=</text:span><draw:frame draw:style-name="fr6" draw:name="Objet64" text:anchor-type="as-char" svg:width="1.697cm" svg:height="0.873cm" draw:z-index="69"><draw:object xlink:href="./Object 121" xlink:type="simple" xlink:show="embed" xlink:actuate="onLoad"/><draw:image xlink:href="./ObjectReplacements/Object 121" xlink:type="simple" xlink:show="embed" xlink:actuate="onLoad"/></draw:frame><text:span text:style-name="T13">=</text:span><text:span text:style-name="T13"><draw:frame draw:style-name="fr6" draw:name="Objet39" text:anchor-type="as-char" svg:width="0.711cm" svg:height="0.873cm" draw:z-index="70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p>
          </text:list-item>
          <text:list-item>
            <text:p text:style-name="P56"><draw:frame draw:style-name="fr6" draw:name="Objet22" text:anchor-type="as-char" svg:width="0.728cm" svg:height="0.873cm" draw:z-index="71"><draw:object xlink:href="./Object 98" xlink:type="simple" xlink:show="embed" xlink:actuate="onLoad"/><draw:image xlink:href="./ObjectReplacements/Object 98" xlink:type="simple" xlink:show="embed" xlink:actuate="onLoad"/></draw:frame><text:span text:style-name="T13">=</text:span><draw:frame draw:style-name="fr6" draw:name="Objet23" text:anchor-type="as-char" svg:width="1.697cm" svg:height="0.873cm" draw:z-index="72"><draw:object xlink:href="./Object 99" xlink:type="simple" xlink:show="embed" xlink:actuate="onLoad"/><draw:image xlink:href="./ObjectReplacements/Object 99" xlink:type="simple" xlink:show="embed" xlink:actuate="onLoad"/></draw:frame><text:span text:style-name="T13">=</text:span><text:span text:style-name="T13"><draw:frame draw:style-name="fr6" draw:name="Objet24" text:anchor-type="as-char" svg:width="0.711cm" svg:height="0.873cm" draw:z-index="73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p>
          </text:list-item>
        </text:list>
      </text:section>
      <text:list xml:id="list155651045141991" text:continue-list="list155650279011864" text:style-name="Num_5f_Exo">
        <text:list-item>
          <text:h text:style-name="P44" text:outline-level="1"> Simplifie les fractions suivantes :</text:h>
        </text:list-item>
      </text:list>
      <text:list xml:id="list3009641728" text:style-name="Numbering_20_abc">
        <text:list-item>
          <text:p text:style-name="P47">par 2 :</text:p>
        </text:list-item>
      </text:list>
      <text:section text:style-name="Sect2" text:name="Section2">
        <text:list xml:id="list1640974423" text:style-name="L1">
          <text:list-item text:start-value="1">
            <text:p text:style-name="P51"><draw:frame draw:style-name="fr6" draw:name="Objet84" text:anchor-type="as-char" svg:width="0.619cm" svg:height="0.873cm" draw:z-index="74"><draw:object xlink:href="./Object 81" xlink:type="simple" xlink:show="embed" xlink:actuate="onLoad"/><draw:image xlink:href="./ObjectReplacements/Object 81" xlink:type="simple" xlink:show="embed" xlink:actuate="onLoad"/></draw:frame><text:span text:style-name="T13">=</text:span> <text:span text:style-name="T14"><text:tab/></text:span></text:p>
          </text:list-item>
          <text:list-item>
            <text:p text:style-name="P51"><draw:frame draw:style-name="fr6" draw:name="Objet87" text:anchor-type="as-char" svg:width="0.619cm" svg:height="0.873cm" draw:z-index="75"><draw:object xlink:href="./Object 84" xlink:type="simple" xlink:show="embed" xlink:actuate="onLoad"/><draw:image xlink:href="./ObjectReplacements/Object 84" xlink:type="simple" xlink:show="embed" xlink:actuate="onLoad"/></draw:frame><text:span text:style-name="T13">=</text:span> <text:span text:style-name="T14"><text:tab/></text:span></text:p>
          </text:list-item>
        </text:list>
      </text:section>
      <text:list xml:id="list155650660237291" text:continue-list="list3009641728" text:style-name="Numbering_20_abc">
        <text:list-item>
          <text:list>
            <text:list-item>
              <text:list>
                <text:list-item>
                  <text:p text:style-name="P62">par 3 :</text:p>
                </text:list-item>
              </text:list>
            </text:list-item>
          </text:list>
        </text:list-item>
      </text:list>
      <text:section text:style-name="Sect2" text:name="Section8">
        <text:list xml:id="list850689947" text:style-name="L2">
          <text:list-item text:start-value="1">
            <text:p text:style-name="P52"><draw:frame draw:style-name="fr6" draw:name="Objet88" text:anchor-type="as-char" svg:width="0.619cm" svg:height="0.873cm" draw:z-index="76"><draw:object xlink:href="./Object 85" xlink:type="simple" xlink:show="embed" xlink:actuate="onLoad"/><draw:image xlink:href="./ObjectReplacements/Object 85" xlink:type="simple" xlink:show="embed" xlink:actuate="onLoad"/></draw:frame><text:span text:style-name="T13">=</text:span> <text:span text:style-name="T14"><text:tab/></text:span></text:p>
          </text:list-item>
          <text:list-item>
            <text:p text:style-name="P52"><draw:frame draw:style-name="fr6" draw:name="Objet112" text:anchor-type="as-char" svg:width="0.619cm" svg:height="0.873cm" draw:z-index="77"><draw:object xlink:href="./Object 86" xlink:type="simple" xlink:show="embed" xlink:actuate="onLoad"/><draw:image xlink:href="./ObjectReplacements/Object 86" xlink:type="simple" xlink:show="embed" xlink:actuate="onLoad"/></draw:frame><text:span text:style-name="T13">=</text:span> <text:span text:style-name="T14"><text:tab/></text:span></text:p>
          </text:list-item>
          <text:list-item>
            <text:p text:style-name="P52"><draw:frame draw:style-name="fr6" draw:name="Objet90" text:anchor-type="as-char" svg:width="0.393cm" svg:height="0.873cm" draw:z-index="78"><draw:object xlink:href="./Object 87" xlink:type="simple" xlink:show="embed" xlink:actuate="onLoad"/><draw:image xlink:href="./ObjectReplacements/Object 87" xlink:type="simple" xlink:show="embed" xlink:actuate="onLoad"/></draw:frame><text:span text:style-name="T13">=</text:span> <text:span text:style-name="T14"><text:tab/></text:span></text:p>
          </text:list-item>
          <text:list-item>
            <text:p text:style-name="P52"><draw:frame draw:style-name="fr6" draw:name="Objet91" text:anchor-type="as-char" svg:width="0.619cm" svg:height="0.873cm" draw:z-index="79"><draw:object xlink:href="./Object 88" xlink:type="simple" xlink:show="embed" xlink:actuate="onLoad"/><draw:image xlink:href="./ObjectReplacements/Object 88" xlink:type="simple" xlink:show="embed" xlink:actuate="onLoad"/></draw:frame><text:span text:style-name="T13">=</text:span> <text:span text:style-name="T14"><text:tab/></text:span></text:p>
          </text:list-item>
        </text:list>
      </text:section>
      <text:list xml:id="list155650463743842" text:continue-list="list155650660237291" text:style-name="Numbering_20_abc">
        <text:list-item>
          <text:list>
            <text:list-item>
              <text:list>
                <text:list-item>
                  <text:p text:style-name="P62">par 5 :</text:p>
                </text:list-item>
              </text:list>
            </text:list-item>
          </text:list>
        </text:list-item>
      </text:list>
      <text:section text:style-name="Sect2" text:name="Section9">
        <text:list xml:id="list3448352767" text:style-name="L3">
          <text:list-item text:start-value="1">
            <text:p text:style-name="P53"><draw:frame draw:style-name="fr6" draw:name="Objet92" text:anchor-type="as-char" svg:width="0.619cm" svg:height="0.873cm" draw:z-index="80"><draw:object xlink:href="./Object 89" xlink:type="simple" xlink:show="embed" xlink:actuate="onLoad"/><draw:image xlink:href="./ObjectReplacements/Object 89" xlink:type="simple" xlink:show="embed" xlink:actuate="onLoad"/></draw:frame><text:span text:style-name="T13">=</text:span> <text:span text:style-name="_5f_pointillés_20_gris">…………………...</text:span></text:p>
          </text:list-item>
          <text:list-item>
            <text:p text:style-name="P53"><draw:frame draw:style-name="fr6" draw:name="Objet93" text:anchor-type="as-char" svg:width="0.843cm" svg:height="0.873cm" draw:z-index="81"><draw:object xlink:href="./Object 90" xlink:type="simple" xlink:show="embed" xlink:actuate="onLoad"/><draw:image xlink:href="./ObjectReplacements/Object 90" xlink:type="simple" xlink:show="embed" xlink:actuate="onLoad"/></draw:frame><text:span text:style-name="T13">=</text:span> <text:span text:style-name="_5f_pointillés_20_gris">………………….</text:span></text:p>
          </text:list-item>
          <text:list-item>
            <text:p text:style-name="P54"><draw:frame draw:style-name="fr6" draw:name="Objet94" text:anchor-type="as-char" svg:width="0.619cm" svg:height="0.873cm" draw:z-index="82"><draw:object xlink:href="./Object 91" xlink:type="simple" xlink:show="embed" xlink:actuate="onLoad"/><draw:image xlink:href="./ObjectReplacements/Object 91" xlink:type="simple" xlink:show="embed" xlink:actuate="onLoad"/></draw:frame><text:span text:style-name="T13">=</text:span> <text:span text:style-name="T14"><text:tab/></text:span></text:p>
          </text:list-item>
          <text:list-item>
            <text:p text:style-name="P54"><draw:frame draw:style-name="fr6" draw:name="Objet95" text:anchor-type="as-char" svg:width="0.619cm" svg:height="0.873cm" draw:z-index="83"><draw:object xlink:href="./Object 92" xlink:type="simple" xlink:show="embed" xlink:actuate="onLoad"/><draw:image xlink:href="./ObjectReplacements/Object 92" xlink:type="simple" xlink:show="embed" xlink:actuate="onLoad"/></draw:frame><text:span text:style-name="T13">=</text:span> <text:span text:style-name="T14"><text:tab/></text:span></text:p>
          </text:list-item>
        </text:list>
      </text:section>
      <text:list xml:id="list155650097615341" text:continue-list="list155650463743842" text:style-name="Numbering_20_abc">
        <text:list-item>
          <text:list>
            <text:list-item>
              <text:list>
                <text:list-item>
                  <text:p text:style-name="P57">par le plus grand de 2 ; 3 ; 4 ; 5 ou 9.</text:p>
                </text:list-item>
              </text:list>
            </text:list-item>
          </text:list>
        </text:list-item>
      </text:list>
      <text:section text:style-name="Sect2" text:name="Section10">
        <text:list xml:id="list1495138999" text:style-name="L4">
          <text:list-item>
            <text:p text:style-name="P58"><draw:frame draw:style-name="fr6" draw:name="Objet17" text:anchor-type="as-char" svg:width="0.619cm" svg:height="0.873cm" draw:z-index="84"><draw:object xlink:href="./Object 93" xlink:type="simple" xlink:show="embed" xlink:actuate="onLoad"/><draw:image xlink:href="./ObjectReplacements/Object 93" xlink:type="simple" xlink:show="embed" xlink:actuate="onLoad"/></draw:frame><text:span text:style-name="T17">=</text:span> <text:span text:style-name="_5f_pointillés_20_gris">…………………...</text:span></text:p>
          </text:list-item>
          <text:list-item>
            <text:p text:style-name="P58"><draw:frame draw:style-name="fr6" draw:name="Objet97" text:anchor-type="as-char" svg:width="0.619cm" svg:height="0.873cm" draw:z-index="85"><draw:object xlink:href="./Object 94" xlink:type="simple" xlink:show="embed" xlink:actuate="onLoad"/><draw:image xlink:href="./ObjectReplacements/Object 94" xlink:type="simple" xlink:show="embed" xlink:actuate="onLoad"/></draw:frame><text:span text:style-name="T13">=</text:span> <text:span text:style-name="_5f_pointillés_20_gris">…………………...</text:span></text:p>
          </text:list-item>
          <text:list-item>
            <text:p text:style-name="P59"><draw:frame draw:style-name="fr6" draw:name="Objet89" text:anchor-type="as-char" svg:width="0.619cm" svg:height="0.873cm" draw:z-index="86"><draw:object xlink:href="./Object 95" xlink:type="simple" xlink:show="embed" xlink:actuate="onLoad"/><draw:image xlink:href="./ObjectReplacements/Object 95" xlink:type="simple" xlink:show="embed" xlink:actuate="onLoad"/></draw:frame><text:span text:style-name="T13">=</text:span> <text:span text:style-name="T14"><text:tab/></text:span></text:p>
          </text:list-item>
          <text:list-item>
            <text:p text:style-name="P59"><draw:frame draw:style-name="fr6" draw:name="Objet19" text:anchor-type="as-char" svg:width="0.619cm" svg:height="0.873cm" draw:z-index="87"><draw:object xlink:href="./Object 96" xlink:type="simple" xlink:show="embed" xlink:actuate="onLoad"/><draw:image xlink:href="./ObjectReplacements/Object 96" xlink:type="simple" xlink:show="embed" xlink:actuate="onLoad"/></draw:frame><text:span text:style-name="T13">=</text:span> <text:span text:style-name="T14"><text:tab/></text:span></text:p>
          </text:list-item>
        </text:list>
      </text:section>
      <text:list xml:id="list155651358626474" text:continue-list="list155651045141991" text:style-name="Num_5f_Exo">
        <text:list-item>
          <text:h text:style-name="P42" text:outline-level="1"> Simplifie les fractions en utilisant les critères de divisibilité ou les tables de multiplication.</text:h>
        </text:list-item>
      </text:list>
      <text:list xml:id="list155650121041724" text:continue-list="list2060481023" text:style-name="liste_5f_abc">
        <text:list-item text:start-value="1">
          <text:p text:style-name="P60"><draw:frame draw:style-name="fr6" draw:name="Objet12" text:anchor-type="as-char" svg:width="0.619cm" svg:height="0.873cm" draw:z-index="92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T13">=</text:span><draw:frame draw:style-name="fr6" draw:name="Objet13" text:anchor-type="as-char" svg:width="1.579cm" svg:height="0.873cm" draw:z-index="93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13">=</text:span><text:span text:style-name="T13"><draw:frame draw:style-name="fr6" draw:name="Objet18" text:anchor-type="as-char" svg:width="0.711cm" svg:height="0.873cm" draw:z-index="9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4"><text:tab/></text:span></text:p>
        </text:list-item>
        <text:list-item>
          <text:p text:style-name="P60"><draw:frame draw:style-name="fr6" draw:name="Objet20" text:anchor-type="as-char" svg:width="0.843cm" svg:height="0.873cm" draw:z-index="96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13">=</text:span> <text:span text:style-name="T14"><text:tab/></text:span></text:p>
        </text:list-item>
        <text:list-item>
          <text:p text:style-name="P60"><draw:frame draw:style-name="fr6" draw:name="Objet21" text:anchor-type="as-char" svg:width="0.619cm" svg:height="0.873cm" draw:z-index="97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13">=</text:span> <text:span text:style-name="T14"><text:tab/></text:span></text:p>
        </text:list-item>
        <text:list-item>
          <text:p text:style-name="P60"><draw:frame draw:style-name="fr6" draw:name="Objet25" text:anchor-type="as-char" svg:width="0.619cm" svg:height="0.873cm" draw:z-index="98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13">=</text:span> <text:span text:style-name="T14"><text:tab/></text:span></text:p>
        </text:list-item>
        <text:list-item>
          <text:p text:style-name="P61"><text:span text:style-name="T15"><draw:frame draw:style-name="fr6" draw:name="Objet11" text:anchor-type="as-char" svg:width="0.619cm" svg:height="0.873cm" draw:z-index="99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pointillés_20_gris"><text:span text:style-name="T23">=</text:span></text:span><text:span text:style-name="_5f_pointillés_20_gris"> </text:span><text:span text:style-name="_5f_pointillés_20_gris"><text:span text:style-name="T14"><text:tab/></text:span></text:span></text:p>
        </text:list-item>
      </text:list>
      <text:list xml:id="list155652122673498" text:continue-list="list155651358626474" text:style-name="Num_5f_Exo">
        <text:list-item>
          <text:h text:style-name="P46" text:outline-level="1"><draw:line text:anchor-type="paragraph" draw:z-index="0" draw:name="Forme10" draw:style-name="gr10" draw:text-style-name="P70" svg:x1="9.129cm" svg:y1="2.235cm" svg:x2="8.117cm" svg:y2="4.417cm"><text:p/></draw:line><text:span text:style-name="T24"> P</text:span><text:span text:style-name="T19">lace les dominos dans le parcours en les recopiant, sachant qu’un domino ne peut servir qu’une seule fois. Les fractions </text:span><text:span text:style-name="T20">adjacentes</text:span><text:span text:style-name="T19"> doivent être égales (</text:span><text:span text:style-name="T22">regarde l’</text:span><text:span text:style-name="T19">exemple).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K"/>
        <table:table-row table:style-name="Tableau1.1">
          <table:table-cell table:style-name="Tableau1.A1" office:value-type="string">
            <text:p text:style-name="Table_20_Heading"><draw:frame draw:style-name="fr5" draw:name="Objet63" text:anchor-type="as-char" svg:width="0.497cm" svg:height="0.873cm" draw:z-index="100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  <table:table-cell table:style-name="Tableau1.J2" office:value-type="string">
            <text:p text:style-name="Table_20_Heading"/>
          </table:table-cell>
          <table:table-cell table:style-name="Tableau1.A1" office:value-type="string">
            <text:p text:style-name="Table_20_Heading"><draw:frame draw:style-name="fr5" draw:name="Objet121" text:anchor-type="as-char" svg:width="0.497cm" svg:height="0.873cm" draw:z-index="101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  <table:table-cell table:style-name="Tableau1.J2" office:value-type="string">
            <text:p text:style-name="Table_20_Heading"/>
          </table:table-cell>
          <table:table-cell table:style-name="Tableau1.A1" office:value-type="string">
            <text:p text:style-name="P33"><draw:frame draw:style-name="fr5" draw:name="Objet15" text:anchor-type="as-char" svg:width="0.497cm" svg:height="0.873cm" draw:z-index="102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1.J2" office:value-type="string">
            <text:p text:style-name="Table_20_Heading"/>
          </table:table-cell>
          <table:table-cell table:style-name="Tableau1.A1" office:value-type="string">
            <text:p text:style-name="P33"><draw:frame draw:style-name="fr5" draw:name="Objet125" text:anchor-type="as-char" svg:width="0.497cm" svg:height="0.873cm" draw:z-index="104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1.J2" office:value-type="string">
            <text:p text:style-name="Table_20_Heading"/>
          </table:table-cell>
          <table:table-cell table:style-name="Tableau1.A1" office:value-type="string">
            <text:p text:style-name="P33"><draw:frame draw:style-name="fr5" draw:name="Objet126" text:anchor-type="as-char" svg:width="0.427cm" svg:height="0.411cm" draw:z-index="105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  <table:table-cell table:style-name="Tableau1.J2" office:value-type="string">
            <text:p text:style-name="Table_20_Heading"/>
          </table:table-cell>
          <table:table-cell table:style-name="Tableau1.K1" office:value-type="string">
            <text:p text:style-name="P29"><draw:frame draw:style-name="fr5" draw:name="Objet129" text:anchor-type="as-char" svg:width="0.497cm" svg:height="0.873cm" draw:z-index="108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</table:table-row>
        <table:table-row table:style-name="Tableau1.1">
          <table:table-cell table:style-name="Tableau1.A2" office:value-type="string">
            <text:p text:style-name="P29"><draw:frame draw:style-name="fr5" draw:name="Objet130" text:anchor-type="as-char" svg:width="0.721cm" svg:height="0.873cm" draw:z-index="109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1.J2" office:value-type="string">
            <text:p text:style-name="P29"><draw:g text:anchor-type="paragraph" draw:z-index="12" draw:name="Forme1" draw:style-name="gr6"><draw:line draw:style-name="gr7" draw:text-style-name="P72" svg:x1="3.893cm" svg:y1="7.098cm" svg:x2="3.37cm" svg:y2="6.798cm"><text:p/></draw:line><draw:line draw:style-name="gr7" draw:text-style-name="P72" svg:x1="3.814cm" svg:y1="6.397cm" svg:x2="3.393cm" svg:y2="6.808cm"><text:p/></draw:line><draw:line draw:style-name="gr7" draw:text-style-name="P72" svg:x1="6.573cm" svg:y1="6.349cm" svg:x2="3.393cm" svg:y2="6.799cm"><text:p/></draw:line><draw:line draw:style-name="gr7" draw:text-style-name="P72" svg:x1="6.656cm" svg:y1="0.727cm" svg:x2="6.572cm" svg:y2="6.363cm"><text:p/></draw:line><draw:line draw:style-name="gr7" draw:text-style-name="P72" svg:x1="7.004cm" svg:y1="0.762cm" svg:x2="6.625cm" svg:y2="0.777cm"><text:p/></draw:line></draw:g></text:p>
          </table:table-cell>
          <table:table-cell table:style-name="Tableau1.A2" office:value-type="string">
            <text:p text:style-name="P29"><draw:frame draw:style-name="fr5" draw:name="Objet131" text:anchor-type="as-char" svg:width="0.721cm" svg:height="0.873cm" draw:z-index="23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1.J2" office:value-type="string">
            <text:p text:style-name="P29"/>
          </table:table-cell>
          <table:table-cell table:style-name="Tableau1.A2" office:value-type="string">
            <text:p text:style-name="P29"><draw:frame draw:style-name="fr5" draw:name="Objet132" text:anchor-type="as-char" svg:width="0.721cm" svg:height="0.873cm" draw:z-index="24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able:table-cell>
          <table:table-cell table:style-name="Tableau1.J2" office:value-type="string">
            <text:p text:style-name="P29"/>
          </table:table-cell>
          <table:table-cell table:style-name="Tableau1.A2" office:value-type="string">
            <text:p text:style-name="P30"><draw:frame draw:style-name="fr5" draw:name="Objet135" text:anchor-type="as-char" svg:width="0.721cm" svg:height="0.873cm" draw:z-index="25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able:table-cell>
          <table:table-cell table:style-name="Tableau1.J2" office:value-type="string">
            <text:p text:style-name="P29"/>
          </table:table-cell>
          <table:table-cell table:style-name="Tableau1.A2" office:value-type="string">
            <text:p text:style-name="P30"><draw:frame draw:style-name="fr5" draw:name="Objet136" text:anchor-type="as-char" svg:width="0.721cm" svg:height="0.873cm" draw:z-index="27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  <table:table-cell table:style-name="Tableau1.J2" office:value-type="string">
            <text:p text:style-name="P29"/>
          </table:table-cell>
          <table:table-cell table:style-name="Tableau1.K2" office:value-type="string">
            <text:p text:style-name="P29"><draw:frame draw:style-name="fr5" draw:name="Objet137" text:anchor-type="as-char" svg:width="0.721cm" svg:height="0.873cm" draw:z-index="28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B"/>
        <table:table-column table:style-name="Tableau2.K"/>
        <table:table-row table:style-name="Tableau2.1">
          <table:table-cell table:style-name="Tableau2.A1" office:value-type="string">
            <text:p text:style-name="P34">8</text:p>
          </table:table-cell>
          <table:table-cell table:style-name="Tableau2.B1" office:value-type="string">
            <text:p text:style-name="Table_20_Heading"/>
          </table:table-cell>
          <table:table-cell table:style-name="Tableau2.C1" office:value-type="string">
            <text:p text:style-name="Table_20_Heading"><draw:frame draw:style-name="fr5" draw:name="Objet138" text:anchor-type="as-char" svg:width="0.497cm" svg:height="0.873cm" draw:z-index="88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2.B1" office:value-type="string">
            <text:p text:style-name="Table_20_Heading"/>
          </table:table-cell>
          <table:table-cell table:style-name="Tableau2.C1" office:value-type="string">
            <text:p text:style-name="Table_20_Heading"><draw:frame draw:style-name="fr5" draw:name="Objet139" text:anchor-type="as-char" svg:width="0.497cm" svg:height="0.873cm" draw:z-index="95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  <table:table-cell table:style-name="Tableau2.B1" office:value-type="string">
            <text:p text:style-name="Table_20_Heading"/>
          </table:table-cell>
          <table:table-cell table:style-name="Tableau2.C1" office:value-type="string">
            <text:p text:style-name="P33"><draw:frame draw:style-name="fr5" draw:name="Objet16" text:anchor-type="as-char" svg:width="0.497cm" svg:height="0.873cm" draw:z-index="103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  <table:table-cell table:style-name="Tableau2.B1" office:value-type="string">
            <text:p text:style-name="Table_20_Heading"/>
          </table:table-cell>
          <table:table-cell table:style-name="Tableau2.C1" office:value-type="string">
            <text:p text:style-name="P33"><draw:frame draw:style-name="fr5" draw:name="Objet147" text:anchor-type="as-char" svg:width="0.427cm" svg:height="0.411cm" draw:z-index="106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  <table:table-cell table:style-name="Tableau2.B1" office:value-type="string">
            <text:p text:style-name="Table_20_Heading"/>
          </table:table-cell>
          <table:table-cell table:style-name="Tableau2.C1" office:value-type="string">
            <text:p text:style-name="P30"><draw:frame draw:style-name="fr5" draw:name="Objet148" text:anchor-type="as-char" svg:width="0.497cm" svg:height="0.873cm" draw:z-index="107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</table:table-row>
        <table:table-row table:style-name="Tableau2.1">
          <table:table-cell table:style-name="Tableau2.A2" office:value-type="string">
            <text:p text:style-name="P29"><draw:frame draw:style-name="fr5" draw:name="Objet149" text:anchor-type="as-char" svg:width="0.721cm" svg:height="0.873cm" draw:z-index="33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  <table:table-cell table:style-name="Tableau2.B1" office:value-type="string">
            <text:p text:style-name="P29"/>
          </table:table-cell>
          <table:table-cell table:style-name="Tableau2.C2" office:value-type="string">
            <text:p text:style-name="P29"><draw:frame draw:style-name="fr5" draw:name="Objet150" text:anchor-type="as-char" svg:width="0.721cm" svg:height="0.873cm" draw:z-index="35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  <table:table-cell table:style-name="Tableau2.B1" office:value-type="string">
            <text:p text:style-name="P29"/>
          </table:table-cell>
          <table:table-cell table:style-name="Tableau2.C2" office:value-type="string">
            <text:p text:style-name="P29"><draw:frame draw:style-name="fr5" draw:name="Objet165" text:anchor-type="as-char" svg:width="0.721cm" svg:height="0.873cm" draw:z-index="39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able:table-cell>
          <table:table-cell table:style-name="Tableau2.B1" office:value-type="string">
            <text:p text:style-name="P29"/>
          </table:table-cell>
          <table:table-cell table:style-name="Tableau2.C2" office:value-type="string">
            <text:p text:style-name="P29"><draw:frame draw:style-name="fr5" draw:name="Objet166" text:anchor-type="as-char" svg:width="0.721cm" svg:height="0.873cm" draw:z-index="42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able:table-cell>
          <table:table-cell table:style-name="Tableau2.B1" office:value-type="string">
            <text:p text:style-name="P29"/>
          </table:table-cell>
          <table:table-cell table:style-name="Tableau2.C2" office:value-type="string">
            <text:p text:style-name="P30"><draw:frame draw:style-name="fr5" draw:name="Objet167" text:anchor-type="as-char" svg:width="0.721cm" svg:height="0.873cm" draw:z-index="45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able:table-cell>
          <table:table-cell table:style-name="Tableau2.B1" office:value-type="string">
            <text:p text:style-name="P29"/>
          </table:table-cell>
          <table:table-cell table:style-name="Tableau2.C2" office:value-type="string">
            <text:p text:style-name="P30"><draw:frame draw:style-name="fr5" draw:name="Objet168" text:anchor-type="as-char" svg:width="0.721cm" svg:height="0.873cm" draw:z-index="47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C"/>
        <table:table-column table:style-name="Tableau3.B"/>
        <table:table-column table:style-name="Tableau3.C"/>
        <table:table-column table:style-name="Tableau3.B"/>
        <table:table-column table:style-name="Tableau3.C"/>
        <table:table-column table:style-name="Tableau3.B"/>
        <table:table-column table:style-name="Tableau3.K"/>
        <table:table-row table:style-name="Tableau3.1">
          <table:table-cell table:style-name="Tableau3.A1" office:value-type="string">
            <text:p text:style-name="P33"><draw:frame draw:style-name="fr5" draw:name="Objet169" text:anchor-type="as-char" svg:width="0.497cm" svg:height="0.873cm" draw:z-index="89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</table:table-cell>
          <table:table-cell table:style-name="Tableau3.J2" office:value-type="string">
            <text:p text:style-name="Table_20_Heading"/>
          </table:table-cell>
          <table:table-cell table:style-name="Tableau3.A1" office:value-type="string">
            <text:p text:style-name="P33"><draw:frame draw:style-name="fr5" draw:name="Objet170" text:anchor-type="as-char" svg:width="0.497cm" svg:height="0.873cm" draw:z-index="90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able:table-cell>
          <table:table-cell table:style-name="Tableau3.J2" office:value-type="string">
            <text:p text:style-name="Table_20_Heading"/>
          </table:table-cell>
          <table:table-cell table:style-name="Tableau3.A1" office:value-type="string">
            <text:p text:style-name="P33"><draw:frame draw:style-name="fr5" draw:name="Objet171" text:anchor-type="as-char" svg:width="0.427cm" svg:height="0.411cm" draw:z-index="91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able:table-cell>
          <table:table-cell table:style-name="Tableau3.J2" office:value-type="string">
            <text:p text:style-name="Table_20_Heading"/>
          </table:table-cell>
          <table:table-cell table:style-name="Tableau3.A1" office:value-type="string">
            <text:p text:style-name="P33"><draw:frame draw:style-name="fr5" draw:name="Objet181" text:anchor-type="as-char" svg:width="0.721cm" svg:height="0.873cm" draw:z-index="1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  <table:table-cell table:style-name="Tableau3.J2" office:value-type="string">
            <text:p text:style-name="Table_20_Heading"/>
          </table:table-cell>
          <table:table-cell table:style-name="Tableau3.A1" office:value-type="string">
            <text:p text:style-name="P33"><draw:frame draw:style-name="fr5" draw:name="Objet182" text:anchor-type="as-char" svg:width="0.497cm" svg:height="0.873cm" draw:z-index="20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able:table-cell>
          <table:table-cell table:style-name="Tableau3.J2" office:value-type="string">
            <text:p text:style-name="Table_20_Heading"/>
          </table:table-cell>
          <table:table-cell table:style-name="Tableau3.A1" office:value-type="string">
            <text:p text:style-name="P30"><draw:frame draw:style-name="fr5" draw:name="Objet183" text:anchor-type="as-char" svg:width="0.497cm" svg:height="0.873cm" draw:z-index="21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</table:table-cell>
        </table:table-row>
        <table:table-row table:style-name="Tableau3.1">
          <table:table-cell table:style-name="Tableau3.A2" office:value-type="string">
            <text:p text:style-name="P30"><draw:frame draw:style-name="fr5" draw:name="Objet184" text:anchor-type="as-char" svg:width="0.721cm" svg:height="0.873cm" draw:z-index="18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able:table-cell>
          <table:table-cell table:style-name="Tableau3.J2" office:value-type="string">
            <text:p text:style-name="P35"/>
          </table:table-cell>
          <table:table-cell table:style-name="Tableau3.A2" office:value-type="string">
            <text:p text:style-name="P36"><draw:frame draw:style-name="fr5" draw:name="Objet185" text:anchor-type="as-char" svg:width="0.721cm" svg:height="0.873cm" draw:z-index="19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</table:table-cell>
          <table:table-cell table:style-name="Tableau3.J2" office:value-type="string">
            <text:p text:style-name="P29"/>
          </table:table-cell>
          <table:table-cell table:style-name="Tableau3.A2" office:value-type="string">
            <text:p text:style-name="P30"><draw:frame draw:style-name="fr5" draw:name="Objet186" text:anchor-type="as-char" svg:width="0.721cm" svg:height="0.873cm" draw:z-index="2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</table:table-cell>
          <table:table-cell table:style-name="Tableau3.J2" office:value-type="string">
            <text:p text:style-name="P29"/>
          </table:table-cell>
          <table:table-cell table:style-name="Tableau3.A2" office:value-type="string">
            <text:p text:style-name="P30"><draw:frame draw:style-name="fr5" draw:name="Objet187" text:anchor-type="as-char" svg:width="0.721cm" svg:height="0.873cm" draw:z-index="15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</table:table-cell>
          <table:table-cell table:style-name="Tableau3.J2" office:value-type="string">
            <text:p text:style-name="P29"/>
          </table:table-cell>
          <table:table-cell table:style-name="Tableau3.A2" office:value-type="string">
            <text:p text:style-name="P30"><draw:frame draw:style-name="fr5" draw:name="Objet188" text:anchor-type="as-char" svg:width="0.721cm" svg:height="0.873cm" draw:z-index="9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</table:table-cell>
          <table:table-cell table:style-name="Tableau3.J2" office:value-type="string">
            <text:p text:style-name="P29"/>
          </table:table-cell>
          <table:table-cell table:style-name="Tableau3.A2" office:value-type="string">
            <text:p text:style-name="P37"><draw:frame draw:style-name="fr5" draw:name="Objet189" text:anchor-type="as-char" svg:width="0.721cm" svg:height="0.873cm" draw:z-index="10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5"/>
        <table:table-column table:style-name="Tableau6.H"/>
        <table:table-row table:style-name="Tableau6.1">
          <table:table-cell table:style-name="Tableau6.A1" office:value-type="string">
            <text:p text:style-name="P35"><draw:frame draw:style-name="fr5" draw:name="Objet14" text:anchor-type="as-char" svg:width="0.497cm" svg:height="0.873cm" draw:z-index="11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able:table-cell>
          <table:table-cell table:style-name="Tableau6.B1" office:value-type="string">
            <text:p text:style-name="P35"><draw:frame draw:style-name="fr6" draw:name="Objet10" text:anchor-type="as-char" svg:width="0.721cm" svg:height="0.873cm" draw:z-index="5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/table:table-cell>
          <table:table-cell table:style-name="Tableau6.C1" office:value-type="string">
            <text:p text:style-name="P29"><draw:frame draw:style-name="fr5" draw:name="Objet1" text:anchor-type="as-char" svg:width="0.497cm" svg:height="0.873cm" draw:z-index="6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able:table-cell>
          <table:table-cell table:style-name="Tableau6.D1" office:value-type="string">
            <text:p text:style-name="P29"><draw:frame draw:style-name="fr5" draw:name="Objet2" text:anchor-type="as-char" svg:width="0.721cm" svg:height="0.873cm" draw:z-index="7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</table:table-cell>
          <table:table-cell table:style-name="Tableau6.A1" office:value-type="string">
            <text:p text:style-name="P29"/>
          </table:table-cell>
          <table:table-cell table:style-name="Tableau6.F1" office:value-type="string">
            <text:p text:style-name="P29"/>
          </table:table-cell>
          <table:table-cell table:style-name="Tableau6.A1" office:value-type="string">
            <text:p text:style-name="P29"/>
          </table:table-cell>
          <table:table-cell table:style-name="Tableau6.F1" office:value-type="string">
            <text:p text:style-name="P29"/>
          </table:table-cell>
        </table:table-row>
        <table:table-row table:style-name="Tableau6.1">
          <table:table-cell table:style-name="Tableau6.A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H2" office:value-type="string">
            <text:p text:style-name="P29"/>
          </table:table-cell>
        </table:table-row>
        <table:table-row table:style-name="Tableau6.1">
          <table:table-cell table:style-name="Tableau6.A1" office:value-type="string">
            <text:p text:style-name="P29"/>
          </table:table-cell>
          <table:table-cell table:style-name="Tableau6.F1" office:value-type="string">
            <text:p text:style-name="P29"/>
          </table:table-cell>
          <table:table-cell table:style-name="Tableau6.A1" office:value-type="string">
            <text:p text:style-name="P29"/>
          </table:table-cell>
          <table:table-cell table:style-name="Tableau6.F1" office:value-type="string">
            <text:p text:style-name="P29"/>
          </table:table-cell>
          <table:table-cell table:style-name="Tableau6.A1" office:value-type="string">
            <text:p text:style-name="P29"/>
          </table:table-cell>
          <table:table-cell table:style-name="Tableau6.F1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H3" office:value-type="string">
            <text:p text:style-name="P29"/>
          </table:table-cell>
        </table:table-row>
        <table:table-row table:style-name="Tableau6.1">
          <table:table-cell table:style-name="Tableau6.H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H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H2" office:value-type="string">
            <text:p text:style-name="P29"/>
          </table:table-cell>
        </table:table-row>
        <table:table-row table:style-name="Tableau6.1">
          <table:table-cell table:style-name="Tableau6.H3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H3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H3" office:value-type="string">
            <text:p text:style-name="P29"/>
          </table:table-cell>
        </table:table-row>
        <table:table-row table:style-name="Tableau6.1">
          <table:table-cell table:style-name="Tableau6.H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A1" office:value-type="string">
            <text:p text:style-name="P29"/>
          </table:table-cell>
          <table:table-cell table:style-name="Tableau6.F1" office:value-type="string">
            <text:p text:style-name="P29"/>
          </table:table-cell>
          <table:table-cell table:style-name="Tableau6.A1" office:value-type="string">
            <text:p text:style-name="P29"/>
          </table:table-cell>
          <table:table-cell table:style-name="Tableau6.F1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H2" office:value-type="string">
            <text:p text:style-name="P29"/>
          </table:table-cell>
        </table:table-row>
        <table:table-row table:style-name="Tableau6.1">
          <table:table-cell table:style-name="Tableau6.H3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A2" office:value-type="string">
            <text:p text:style-name="P29"/>
          </table:table-cell>
          <table:table-cell table:style-name="Tableau6.H3" office:value-type="string">
            <text:p text:style-name="P29"/>
          </table:table-cell>
        </table:table-row>
        <table:table-row table:style-name="Tableau6.1">
          <table:table-cell table:style-name="Tableau6.A1" office:value-type="string">
            <text:p text:style-name="P29"/>
          </table:table-cell>
          <table:table-cell table:style-name="Tableau6.F1" office:value-type="string">
            <text:p text:style-name="P29"/>
          </table:table-cell>
          <table:table-cell table:style-name="Tableau6.A1" office:value-type="string">
            <text:p text:style-name="P29"/>
          </table:table-cell>
          <table:table-cell table:style-name="Tableau6.F1" office:value-type="string">
            <text:p text:style-name="P29"/>
          </table:table-cell>
          <table:table-cell table:style-name="Tableau6.A1" office:value-type="string">
            <text:p text:style-name="P29"/>
          </table:table-cell>
          <table:table-cell table:style-name="Tableau6.F1" office:value-type="string">
            <text:p text:style-name="P29"/>
          </table:table-cell>
          <table:table-cell table:style-name="Tableau6.A1" office:value-type="string">
            <text:p text:style-name="P29"/>
          </table:table-cell>
          <table:table-cell table:style-name="Tableau6.F1" office:value-type="string">
            <text:p text:style-name="P29"/>
          </table:table-cell>
        </table:table-row>
      </table:table>
      <text:list xml:id="list937535533" text:style-name="_5f_Numérotation_20_des_20_exercices_20_livrets">
        <text:list-header>
          <text:p text:style-name="P48"><text:span text:style-name="corps"><text:span text:style-name="T16"/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_5f_en-tête_5f_exemple_5f_jaune" style:display-name="_en-tête_exemple_jaune" style:family="text">
      <style:text-properties style:use-window-font-color="true" loext:opacity="0%" style:font-name="Bitstream Vera Sans2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abc" style:display-name="Numbering abc" text:consecutive-numbering="true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 fo:text-indent="-2.731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/>
    <style:style style:name="MP2" style:family="paragraph" style:parent-style-name="_5f_Pied_20_de_20_page">
      <style:paragraph-properties fo:text-align="end" style:justify-single-word="false"/>
    </style:style>
    <style:style style:name="M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 style:parent-style-name="_5f_Pied_20_de_20_page" style:list-style-name="">
      <style:paragraph-properties fo:text-align="end" style:justify-single-word="false"/>
    </style:style>
    <style:style style:name="MP6" style:family="paragraph" style:parent-style-name="Standard">
      <style:text-properties fo:font-size="2pt" style:font-size-asian="2pt" style:font-size-complex="2pt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Standard">
      <style:text-properties fo:font-size="6pt" style:font-size-asian="6pt" style:font-size-complex="6pt"/>
    </style:style>
    <style:style style:name="M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_5f_En-tête">
      <style:text-properties officeooo:rsid="0013441a" officeooo:paragraph-rsid="002291c6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19fee0"/>
    </style:style>
    <style:style style:name="MP30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1" style:family="paragraph" style:parent-style-name="_5f_En-tête" style:master-page-name="">
      <loext:graphic-properties draw:fill="none" draw:fill-color="#ffe6b3" draw:opacity="100%" draw:fill-image-width="0cm" draw:fill-image-height="0cm"/>
      <style:paragraph-properties fo:margin-left="3.099cm" fo:margin-right="0cm" fo:text-align="start" style:justify-single-word="false" fo:text-indent="0cm" style:auto-text-indent="false" style:page-number="auto" fo:background-color="transparent" fo:padding="0cm" fo:border="none" style:shadow="none"/>
      <style:text-properties fo:color="#d7e12c" loext:opacity="100%" style:font-name="Bitstream Vera Sans2" fo:font-size="15pt" fo:font-style="normal" officeooo:rsid="0026b5fa" officeooo:paragraph-rsid="002aedf1" style:font-size-asian="15pt" style:font-style-asian="normal" style:font-size-complex="15pt" style:font-style-complex="normal"/>
    </style:style>
    <style:style style:name="MP32" style:family="paragraph" style:parent-style-name="Footer">
      <style:text-properties officeooo:paragraph-rsid="002556d8"/>
    </style:style>
    <style:style style:name="MP3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5" style:family="paragraph" style:parent-style-name="Header">
      <style:text-properties fo:font-size="14pt" style:font-size-asian="14pt" style:font-size-complex="14pt"/>
    </style:style>
    <style:style style:name="MP3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9fee0"/>
    </style:style>
    <style:style style:name="MT7" style:family="text">
      <style:text-properties style:font-weight-asian="bold" style:font-weight-complex="bold"/>
    </style:style>
    <style:style style:name="MT8" style:family="text">
      <style:text-properties fo:font-variant="normal" fo:text-transform="none" style:font-name="Times New Roman" fo:font-size="13pt" fo:font-style="italic" style:font-size-asian="13pt" style:font-style-asian="italic" style:font-weight-asian="bold" style:font-size-complex="13pt" style:font-style-complex="italic" style:font-weight-complex="bold"/>
    </style:style>
    <style:style style:name="MT9" style:family="text">
      <style:text-properties fo:font-variant="normal" fo:text-transform="none" style:font-weight-asian="bold" style:font-weight-complex="bold"/>
    </style:style>
    <style:style style:name="MT10" style:family="text">
      <style:text-properties fo:font-variant="normal" fo:text-transform="none" style:font-name="OpenSymbol" fo:font-style="normal" style:font-style-asian="normal" style:font-weight-asian="bold" style:font-style-complex="normal" style:font-weight-complex="bold"/>
    </style:style>
    <style:style style:name="MT11" style:family="text">
      <style:text-properties fo:font-variant="normal" fo:text-transform="none" fo:font-style="normal" style:font-style-asian="normal" style:font-weight-asian="bold" style:font-style-complex="normal" style:font-weight-complex="bold"/>
    </style:style>
    <style:style style:name="MT12" style:family="text">
      <style:text-properties fo:font-variant="normal" fo:text-transform="none" style:text-position="super 58%" style:font-name="Times New Roman" fo:font-size="13pt" style:font-size-asian="13pt" style:font-weight-asian="bold" style:font-size-complex="13pt" style:font-weight-complex="bold"/>
    </style:style>
    <style:style style:name="MT13" style:family="text">
      <style:text-properties officeooo:rsid="0017dc58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0cm" fo:margin-right="0cm" style:vertical-pos="from-top" style:vertical-rel="frame" style:horizontal-pos="from-left" style:horizontal-rel="frame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11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3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draw:fill-image-width="0cm" draw:fill-image-height="0cm" style:footnote-max-height="0cm">
        <style:columns fo:column-count="1" fo:column-gap="0cm">
          <style:column-sep style:width="0.021cm" style:color="#d7e12c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5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/>
    <style:master-page style:name="_5f_Fiche_20_éditeur_20_paire_20__28_G_29_" style:display-name="_Fiche éditeur paire (G)" style:page-layout-name="Mpm4" style:next-style-name="_5f_Fiche_20_éditeur_20_impaire_20__28_D_29_">
      <style:header>
        <text:p text:style-name="_5f_En-tête">Série 2: Multiplier deux nombres relatifs</text:p>
      </style:header>
      <style:footer>
        <text:h text:style-name="MP1" text:outline-level="1">Chapitre A2: Nombres relatifs</text:h>
      </style:footer>
    </style:master-page>
    <style:master-page style:name="_5f_Fiche_20_éditeur_20__20__28_une_20_colonne_29__20__20_impaire_20__28_D_29_" style:display-name="_Fiche éditeur  (une colonne)  impaire (D)" style:page-layout-name="Mpm5" style:next-style-name="_5f_Fiche_20_éditeur_20_paire_20__28_G_29_">
      <style:header>
        <text:p text:style-name="_5f_En-tête">Série 1 : Définir et nommer un angle</text:p>
      </style:header>
      <style:footer>
        <text:h text:style-name="MP2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6" style:next-style-name="_5f_Fiche_20_éditeur_20__20__28_une_20_colonne_29__20__20_impaire_20__28_D_29_">
      <style:header>
        <text:p text:style-name="MP3"><text:span text:style-name="MT1">Série 1 :</text:span> <text:span text:style-name="MT1">???</text:span></text:p>
      </style:header>
      <style:footer>
        <text:p text:style-name="MP4">... : Chapitre ? </text:p>
      </style:footer>
    </style:master-page>
    <style:master-page style:name="_5f_Fiche_20_éditeur_20_impaire_20__28_D_29_" style:display-name="_Fiche éditeur impaire (D)" style:page-layout-name="Mpm7" style:next-style-name="_5f_Fiche_20_éditeur_20_paire_20__28_G_29_">
      <style:header>
        <text:p text:style-name="_5f_En-tête">Série 1 : Diviser</text:p>
      </style:header>
      <style:footer>
        <text:h text:style-name="MP5" text:outline-level="1">Chapitre A3: Nombres rationnels </text:h>
      </style:footer>
    </style:master-page>
    <style:master-page style:name="Right_20_Page" style:display-name="Right Page" style:page-layout-name="Mpm8"/>
    <style:master-page style:name="Left_20_Page" style:display-name="Left Page" style:page-layout-name="Mpm9" style:next-style-name="Right_20_Page"/>
    <style:master-page style:name="_5f_Fiche_20_du_20_livret_20_pair" style:display-name="_Fiche du livret pair" style:page-layout-name="Mpm10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5">N4 : Fractions</text:p>
              </table:table-cell>
              <table:table-cell table:style-name="Tableau18.A1" office:value-type="string">
                <text:p text:style-name="MP35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6">Série 1 : Fractions et parts</text:p>
            </table:table-cell>
            <table:table-cell table:style-name="Tableau18.A1" office:value-type="string">
              <text:p text:style-name="MP36"/>
            </table:table-cell>
          </table:table-row>
        </table:table>
        <text:p text:style-name="MP6"/>
      </style:header>
    </style:master-page>
    <style:master-page style:name="_5f_Fiche_20_éditeur_20_série_20_1_20_impaire_20__28_D_29_" style:display-name="_Fiche éditeur série 1 impaire (D)" style:page-layout-name="Mpm11" style:next-style-name="_5f_Fiche_20_éditeur_20_série_20_1_20_paire_20__28_G_29_">
      <style:header>
        <text:p text:style-name="MP3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1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13" style:next-style-name="_5f_Fiche_20_éditeur_20_série_20_2_20_paire_20__28_G_29_">
      <style:header>
        <text:p text:style-name="MP3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13" style:next-style-name="_5f_Fiche_20_éditeur_20_série_20_3_20_paire_20__28_G_29_">
      <style:header>
        <text:p text:style-name="MP3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14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14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5" style:next-style-name="_5f_Fiche_20_éditeur_20_série_20_1_20_impaire_20__28_D_29_">
      <style:header>
        <text:p text:style-name="MP3"><text:span text:style-name="MT1">Série 1 :</text:span> <text:span text:style-name="MT1">???</text:span></text:p>
      </style:header>
      <style:footer>
        <text:p text:style-name="MP4">Chapitre ? : ...</text:p>
      </style:footer>
    </style:master-page>
    <style:master-page style:name="_5f_Fiche_20_éditeur_20_série_20_2_20_paire_20__28_G_29_" style:display-name="_Fiche éditeur série 2 paire (G)" style:page-layout-name="Mpm16" style:next-style-name="_5f_Fiche_20_éditeur_20_série_20_2_20_impaire_20__28_D_29_">
      <style:header>
        <text:p text:style-name="MP16">Série 2: Multiplier deux nombres relatifs</text:p>
      </style:header>
      <style:footer>
        <text:h text:style-name="MP17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6" style:next-style-name="_5f_Fiche_20_éditeur_20_série_20_3_20_impaire_20__28_D_29_">
      <style:header>
        <text:p text:style-name="MP13">Série 3 : ???</text:p>
      </style:header>
      <style:footer>
        <text:p text:style-name="MP18">Chapitre ? : ...</text:p>
      </style:footer>
    </style:master-page>
    <style:master-page style:name="_5f_Fiche_20_éditeur_20_série_20_4_20_paire_20__28_G_29_" style:display-name="_Fiche éditeur série 4 paire (G)" style:page-layout-name="Mpm16" style:next-style-name="_5f_Fiche_20_éditeur_20_série_20_4_20_impaire_20__28_D_29_">
      <style:header>
        <text:p text:style-name="MP13">Série 4 : ???</text:p>
      </style:header>
      <style:footer>
        <text:p text:style-name="MP18">Chapitre ? : ...</text:p>
      </style:footer>
    </style:master-page>
    <style:master-page style:name="_5f_Fiche_20_éditeur_20_synthèse_20_paire_20__28_G_29_" style:display-name="_Fiche éditeur synthèse paire (G)" style:page-layout-name="Mpm16" style:next-style-name="_5f_Fiche_20_éditeur_20_synthèse_20_impaire_20__28_D_29_">
      <style:header>
        <text:p text:style-name="MP13">Synthèse</text:p>
      </style:header>
      <style:footer>
        <text:p text:style-name="MP4">Chapitre ? : ...</text:p>
      </style:footer>
    </style:master-page>
    <style:master-page style:name="_5f_Fiche_20_du_20_livret_20_Génération_20_5" style:display-name="_Fiche du livret Génération 5" style:page-layout-name="Mpm17">
      <style:header>
        <text:p text:style-name="MP19"><text:tab/><text:tab/><text:tab/><text:tab/><text:tab/><text:tab/></text:p>
        <text:p text:style-name="MP19"/>
      </style:header>
      <style:footer>
        <text:p text:style-name="MP20">Chapitre G? :<text:tab/><text:tab/> <text:s text:c="93"/>Série ? :</text:p>
      </style:footer>
      <style:footer-left>
        <text:p text:style-name="MP21">Série ? :<text:tab/><text:tab/> <text:s text:c="92"/>Chapitre G? :</text:p>
      </style:footer-left>
    </style:master-page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34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4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4</text:span></text:p></draw:text-box></draw:frame><draw:line text:anchor-type="char" draw:z-index="8" draw:name="Forme3" draw:style-name="Mgr3" draw:text-style-name="MP24" svg:x1="10.493cm" svg:y1="0.36cm" svg:x2="20.496cm" svg:y2="0.36cm"><text:p/></draw:line>Simplifier une fraction</text:p>
      </style:header>
      <style:footer>
        <text:p text:style-name="MP26"><draw:frame draw:style-name="Mfr1" draw:name="Cadre11" text:anchor-type="paragraph" svg:y="-0.06cm" draw:z-index="22"><draw:text-box fo:min-height="0.499cm" fo:min-width="3cm"><draw:frame draw:style-name="Mfr2" draw:name="Cadre2" text:anchor-type="frame" svg:x="0.45cm" svg:y="0.079cm" svg:width="0.817cm" draw:z-index="26"><draw:text-box fo:min-height="0.355cm"><text:p text:style-name="MP27"><draw:g text:anchor-type="paragraph" draw:z-index="29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27</text:page-number></text:p></draw:text-box></draw:frame><text:p text:style-name="MP29">Nombres rationnels • A<text:span text:style-name="MT6">3</text:span></text:p></draw:text-box></draw:frame></text:p>
      </style:footer>
    </style:master-page>
    <style:master-page style:name="_5f_Fiche_20_éditeur_20_série_20_4_20_impaire_20_une_20_page_20__28_D_29_" style:display-name="_Fiche éditeur série 4 impaire une page (D)" style:page-layout-name="Mpm23" style:next-style-name="_5f_Fiche_20_éditeur_20_série_20_4_20_paire_20__28_G_29_">
      <style:header>
        <text:p text:style-name="Entête_20_couleur">Série 4 : Écritures<text:span text:style-name="MT7"> </text:span><text:span text:style-name="Variable"><text:span text:style-name="MT8">a</text:span></text:span><text:span text:style-name="MT9"> </text:span><text:span text:style-name="MT10">×</text:span><text:span text:style-name="MT9"> </text:span><text:span text:style-name="MT11">10</text:span><text:span text:style-name="MT12">n</text:span><text:span text:style-name="MT7">, notation scientifique</text:span></text:p>
      </style:header>
      <style:footer>
        <text:p text:style-name="MP14">Chapitre G2 : Triangles</text:p>
      </style:footer>
      <style:footer-left>
        <text:p text:style-name="MP30">Chapitre N3 : Puissances</text:p>
      </style:footer-left>
    </style:master-page>
    <style:master-page style:name="_5f_Fiche_20_éditeur_20_série_20_2_20_une_20_colonne_20_impaire_20__28_G_29__5f_2" style:display-name="_Fiche éditeur série 2 une colonne impaire (G)_2" style:page-layout-name="Mpm24" draw:style-name="Mdp1">
      <style:header>
        <text:p text:style-name="MP31"><draw:path text:anchor-type="paragraph" draw:z-index="14" draw:name="Forme5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17" draw:name="Forme6" draw:style-name="Mgr2" draw:text-style-name="MP25" svg:width="2.703cm" svg:height="0.715cm" draw:transform="rotate (0.0872664625997165) translate (-0.172861111111111cm 0.218722222222222cm)"><draw:text-box><text:p text:style-name="MP24"><text:span text:style-name="MT5">Série 7</text:span></text:p></draw:text-box></draw:frame><draw:line text:anchor-type="paragraph" draw:z-index="16" draw:name="Forme7" draw:style-name="Mgr6" draw:text-style-name="MP24" svg:x1="18.944cm" svg:y1="0.36cm" svg:x2="20.461cm" svg:y2="0.36cm"><text:p/></draw:line>Calculer avec des nombres en notation scientifique</text:p>
      </style:header>
      <style:footer>
        <text:p text:style-name="MP26"><draw:frame draw:style-name="Mfr1" draw:name="Cadre31" text:anchor-type="paragraph" svg:y="-0.06cm" draw:z-index="0"><draw:text-box fo:min-height="0.499cm" fo:min-width="3cm"><draw:frame draw:style-name="Mfr3" draw:name="Cadre4" text:anchor-type="frame" svg:x="3.45cm" svg:y="0.079cm" svg:width="0.817cm" draw:z-index="0"><draw:text-box fo:min-height="0.355cm"><text:p text:style-name="MP27"><draw:g text:anchor-type="paragraph" draw:z-index="13" draw:name="Forme8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13">Puissances</text:span> • A<text:span text:style-name="MT13">4</text:span></text:p></draw:text-box></draw:frame></text:p>
      </style:footer>
    </style:master-page>
    <style:master-page style:name="_5f_Fiche_20_éditeur_20_série_20_5_20_paire_20__28_D_29_" style:display-name="_Fiche éditeur série 5 paire (D)" style:page-layout-name="Mpm25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33">Chapitre G2 : Triangles</text:p>
      </style:footer>
      <style:footer-left>
        <text:p text:style-name="MP34">Fonctions linéaires et affines : Chapitre D2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meta:initial-creator>Katia Hache</meta:initial-creator>
    <meta:creation-date>2008-10-12T19:12:15</meta:creation-date>
    <dc:date>2021-10-04T15:56:49.669000000</dc:date>
    <meta:editing-cycles>103</meta:editing-cycles>
    <meta:editing-duration>PT20H39M28S</meta:editing-duration>
    <dc:subject>Simplifier</dc:subject>
    <dc:title>A3_5 série 3 </dc:title>
    <meta:document-statistic meta:table-count="6" meta:image-count="0" meta:object-count="96" meta:page-count="1" meta:paragraph-count="143" meta:word-count="407" meta:character-count="2299" meta:non-whitespace-character-count="157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n>35</mn>
      <mn>55</mn>
    </mfrac>
    <annotation encoding="StarMath 5.0">{35}over {55}</annotation>
  </semantics>
</math>
</file>

<file path=Object 10/content.xml><?xml version="1.0" encoding="utf-8"?>
<math xmlns="http://www.w3.org/1998/Math/MathML" display="block">
  <semantics>
    <mfrac>
      <mn>9</mn>
      <mn>12</mn>
    </mfrac>
    <annotation encoding="StarMath 5.0">{9}over {12}</annotation>
  </semantics>
</math>
</file>

<file path=Object 101/content.xml><?xml version="1.0" encoding="utf-8"?>
<math xmlns="http://www.w3.org/1998/Math/MathML" display="block">
  <semantics>
    <mfrac>
      <mn>30</mn>
      <mn>48</mn>
    </mfrac>
    <annotation encoding="StarMath 5.0">{30}over {48}</annotation>
  </semantics>
</math>
</file>

<file path=Object 102/content.xml><?xml version="1.0" encoding="utf-8"?>
<math xmlns="http://www.w3.org/1998/Math/MathML" display="block">
  <semantics>
    <mfrac>
      <mrow>
        <mn>6</mn>
        <mrow>
          <mspace width="0.5em"/>
          <mo stretchy="false">×</mo>
          <mspace width="0.5em"/>
        </mrow>
        <mstyle color="silver">
          <mn>....</mn>
        </mstyle>
      </mrow>
      <mrow>
        <mn>6</mn>
        <mrow>
          <mspace width="0.5em"/>
          <mo stretchy="false">×</mo>
          <mspace width="0.5em"/>
        </mrow>
        <mstyle color="silver">
          <mn>....</mn>
        </mstyle>
      </mrow>
    </mfrac>
    <annotation encoding="StarMath 5.0">{{6} `times` color silver {....} } over {{6} `times` color silver {....}} </annotation>
  </semantics>
</math>
</file>

<file path=Object 104/content.xml><?xml version="1.0" encoding="utf-8"?>
<math xmlns="http://www.w3.org/1998/Math/MathML" display="block">
  <semantics>
    <mfrac>
      <mstyle color="silver">
        <mn>....</mn>
      </mstyle>
      <mstyle color="silver">
        <mn>....</mn>
      </mstyle>
    </mfrac>
    <annotation encoding="StarMath 5.0">color silver {....}over color silver {....}</annotation>
  </semantics>
</math>
</file>

<file path=Object 105/content.xml><?xml version="1.0" encoding="utf-8"?>
<math xmlns="http://www.w3.org/1998/Math/MathML" display="block">
  <semantics>
    <mfrac>
      <mn>63</mn>
      <mn>35</mn>
    </mfrac>
    <annotation encoding="StarMath 5.0">{63}over {35}</annotation>
  </semantics>
</math>
</file>

<file path=Object 106/content.xml><?xml version="1.0" encoding="utf-8"?>
<math xmlns="http://www.w3.org/1998/Math/MathML" display="block">
  <semantics>
    <mfrac>
      <mrow>
        <mn>7</mn>
        <mrow>
          <mspace width="0.5em"/>
          <mo stretchy="false">×</mo>
          <mspace width="0.5em"/>
        </mrow>
        <mstyle color="silver">
          <mn>....</mn>
        </mstyle>
      </mrow>
      <mrow>
        <mn>7</mn>
        <mrow>
          <mspace width="0.5em"/>
          <mo stretchy="false">×</mo>
          <mspace width="0.5em"/>
        </mrow>
        <mstyle color="silver">
          <mn>....</mn>
        </mstyle>
      </mrow>
    </mfrac>
    <annotation encoding="StarMath 5.0">{{7} `times` color silver {....}} over {{7} `times` color silver {....}}</annotation>
  </semantics>
</math>
</file>

<file path=Object 108/content.xml><?xml version="1.0" encoding="utf-8"?>
<math xmlns="http://www.w3.org/1998/Math/MathML" display="block">
  <semantics>
    <mfrac>
      <mn>15</mn>
      <mn>60</mn>
    </mfrac>
    <annotation encoding="StarMath 5.0">{15}over {60}</annotation>
  </semantics>
</math>
</file>

<file path=Object 109/content.xml><?xml version="1.0" encoding="utf-8"?>
<math xmlns="http://www.w3.org/1998/Math/MathML" display="block">
  <semantics>
    <mfrac>
      <mrow>
        <mn>15</mn>
        <mrow>
          <mspace width="0.5em"/>
          <mo stretchy="false">×</mo>
          <mspace width="0.5em"/>
        </mrow>
        <mstyle color="silver">
          <mn>....</mn>
        </mstyle>
      </mrow>
      <mrow>
        <mn>15</mn>
        <mrow>
          <mspace width="0.5em"/>
          <mo stretchy="false">×</mo>
          <mspace width="0.5em"/>
        </mrow>
        <mstyle color="silver">
          <mn>....</mn>
        </mstyle>
      </mrow>
    </mfrac>
    <annotation encoding="StarMath 5.0">{{15} `times` color silver {....}} over {{15} `times` color silver {....}}</annotation>
  </semantics>
</math>
</file>

<file path=Object 11/content.xml><?xml version="1.0" encoding="utf-8"?>
<math xmlns="http://www.w3.org/1998/Math/MathML" display="block">
  <semantics>
    <mfrac>
      <mn>30</mn>
      <mn>60</mn>
    </mfrac>
    <annotation encoding="StarMath 5.0">{30}over {60}</annotation>
  </semantics>
</math>
</file>

<file path=Object 111/content.xml><?xml version="1.0" encoding="utf-8"?>
<math xmlns="http://www.w3.org/1998/Math/MathML" display="block">
  <semantics>
    <mfrac>
      <mn>99</mn>
      <mn>44</mn>
    </mfrac>
    <annotation encoding="StarMath 5.0">{99}over {44}</annotation>
  </semantics>
</math>
</file>

<file path=Object 112/content.xml><?xml version="1.0" encoding="utf-8"?>
<math xmlns="http://www.w3.org/1998/Math/MathML" display="block">
  <semantics>
    <mfrac>
      <mrow>
        <mn>11</mn>
        <mrow>
          <mspace width="0.5em"/>
          <mo stretchy="false">×</mo>
          <mspace width="0.5em"/>
        </mrow>
        <mstyle color="silver">
          <mn>....</mn>
        </mstyle>
      </mrow>
      <mrow>
        <mn>11</mn>
        <mrow>
          <mspace width="0.5em"/>
          <mo stretchy="false">×</mo>
          <mspace width="0.5em"/>
        </mrow>
        <mstyle color="silver">
          <mn>....</mn>
        </mstyle>
      </mrow>
    </mfrac>
    <annotation encoding="StarMath 5.0">{{11} `times`color silver {....}} over {{11} `times` color silver {....}}</annotation>
  </semantics>
</math>
</file>

<file path=Object 114/content.xml><?xml version="1.0" encoding="utf-8"?>
<math xmlns="http://www.w3.org/1998/Math/MathML" display="block">
  <semantics>
    <mfrac>
      <mn>17</mn>
      <mn>34</mn>
    </mfrac>
    <annotation encoding="StarMath 5.0">{17}over {34}</annotation>
  </semantics>
</math>
</file>

<file path=Object 115/content.xml><?xml version="1.0" encoding="utf-8"?>
<math xmlns="http://www.w3.org/1998/Math/MathML" display="block">
  <semantics>
    <mfrac>
      <mrow>
        <mn>17</mn>
        <mrow>
          <mspace width="0.5em"/>
          <mo stretchy="false">×</mo>
          <mspace width="0.5em"/>
        </mrow>
        <mstyle color="silver">
          <mn>....</mn>
        </mstyle>
      </mrow>
      <mrow>
        <mn>17</mn>
        <mrow>
          <mspace width="0.5em"/>
          <mo stretchy="false">×</mo>
          <mspace width="0.5em"/>
        </mrow>
        <mstyle color="silver">
          <mn>....</mn>
        </mstyle>
      </mrow>
    </mfrac>
    <annotation encoding="StarMath 5.0">{{17} `times` color silver {....}} over {{17} `times` color silver {....}}</annotation>
  </semantics>
</math>
</file>

<file path=Object 117/content.xml><?xml version="1.0" encoding="utf-8"?>
<math xmlns="http://www.w3.org/1998/Math/MathML" display="block">
  <semantics>
    <mfrac>
      <mn>76</mn>
      <mn>95</mn>
    </mfrac>
    <annotation encoding="StarMath 5.0">{76}over {95}</annotation>
  </semantics>
</math>
</file>

<file path=Object 118/content.xml><?xml version="1.0" encoding="utf-8"?>
<math xmlns="http://www.w3.org/1998/Math/MathML" display="block">
  <semantics>
    <mfrac>
      <mrow>
        <mn>19</mn>
        <mrow>
          <mspace width="0.5em"/>
          <mo stretchy="false">×</mo>
          <mspace width="0.5em"/>
        </mrow>
        <mstyle color="silver">
          <mn>....</mn>
        </mstyle>
      </mrow>
      <mrow>
        <mn>19</mn>
        <mrow>
          <mspace width="0.5em"/>
          <mo stretchy="false">×</mo>
          <mspace width="0.5em"/>
        </mrow>
        <mstyle color="silver">
          <mn>....</mn>
        </mstyle>
      </mrow>
    </mfrac>
    <annotation encoding="StarMath 5.0">{{19} `times` color silver {....}} over {{19} `times`color silver {....}}</annotation>
  </semantics>
</math>
</file>

<file path=Object 12/content.xml><?xml version="1.0" encoding="utf-8"?>
<math xmlns="http://www.w3.org/1998/Math/MathML" display="block">
  <semantics>
    <mfrac>
      <mn>12</mn>
      <mn>36</mn>
    </mfrac>
    <annotation encoding="StarMath 5.0">{12}over {36}</annotation>
  </semantics>
</math>
</file>

<file path=Object 120/content.xml><?xml version="1.0" encoding="utf-8"?>
<math xmlns="http://www.w3.org/1998/Math/MathML" display="block">
  <semantics>
    <mfrac>
      <mn>0,1</mn>
      <mn>0,3</mn>
    </mfrac>
    <annotation encoding="StarMath 5.0">{0,1}over {0,3}</annotation>
  </semantics>
</math>
</file>

<file path=Object 121/content.xml><?xml version="1.0" encoding="utf-8"?>
<math xmlns="http://www.w3.org/1998/Math/MathML" display="block">
  <semantics>
    <mfrac>
      <mrow>
        <mn>0,1</mn>
        <mrow>
          <mspace width="0.5em"/>
          <mo stretchy="false">×</mo>
          <mspace width="0.5em"/>
        </mrow>
        <mstyle color="silver">
          <mn>....</mn>
        </mstyle>
      </mrow>
      <mrow>
        <mn>0,1</mn>
        <mrow>
          <mspace width="0.5em"/>
          <mo stretchy="false">×</mo>
          <mspace width="0.5em"/>
        </mrow>
        <mstyle color="silver">
          <mn>....</mn>
        </mstyle>
      </mrow>
    </mfrac>
    <annotation encoding="StarMath 5.0">{{0,1} `times` color silver {....}} over {{0,1} `times` color silver {....}}</annotation>
  </semantics>
</math>
</file>

<file path=Object 13/content.xml><?xml version="1.0" encoding="utf-8"?>
<math xmlns="http://www.w3.org/1998/Math/MathML" display="block">
  <semantics>
    <mfrac>
      <mn>20</mn>
      <mn>80</mn>
    </mfrac>
    <annotation encoding="StarMath 5.0">{20}over {80}</annotation>
  </semantics>
</math>
</file>

<file path=Object 14/content.xml><?xml version="1.0" encoding="utf-8"?>
<math xmlns="http://www.w3.org/1998/Math/MathML" display="block">
  <semantics>
    <mfrac>
      <mn>108</mn>
      <mn>117</mn>
    </mfrac>
    <annotation encoding="StarMath 5.0">{108}over {117}</annotation>
  </semantics>
</math>
</file>

<file path=Object 15/content.xml><?xml version="1.0" encoding="utf-8"?>
<math xmlns="http://www.w3.org/1998/Math/MathML" display="block">
  <semantics>
    <mfrac>
      <mn>52</mn>
      <mn>28</mn>
    </mfrac>
    <annotation encoding="StarMath 5.0">{52}over {28}</annotation>
  </semantics>
</math>
</file>

<file path=Object 16/content.xml><?xml version="1.0" encoding="utf-8"?>
<math xmlns="http://www.w3.org/1998/Math/MathML" display="block">
  <semantics>
    <mfrac>
      <mn>15</mn>
      <mn>21</mn>
    </mfrac>
    <annotation encoding="StarMath 5.0">{15} over {21} </annotation>
  </semantics>
</math>
</file>

<file path=Object 17/content.xml><?xml version="1.0" encoding="utf-8"?>
<math xmlns="http://www.w3.org/1998/Math/MathML" display="block">
  <semantics>
    <mfrac>
      <mrow>
        <mn>5</mn>
        <mrow>
          <mspace width="0.5em"/>
          <mo stretchy="false">×</mo>
          <mspace width="0.5em"/>
        </mrow>
        <mstyle color="fuchsia">
          <mstyle mathvariant="bold">
            <mn>3</mn>
          </mstyle>
        </mstyle>
      </mrow>
      <mrow>
        <mn>7</mn>
        <mrow>
          <mspace width="0.5em"/>
          <mo stretchy="false">×</mo>
          <mspace width="0.5em"/>
        </mrow>
        <mstyle color="fuchsia">
          <mstyle mathvariant="bold">
            <mn>3</mn>
          </mstyle>
        </mstyle>
      </mrow>
    </mfrac>
    <annotation encoding="StarMath 5.0">{ 5` times` color magenta bold{3} } over { 7` times `color magenta bold{3} } </annotation>
  </semantics>
</math>
</file>

<file path=Object 18/content.xml><?xml version="1.0" encoding="utf-8"?>
<math xmlns="http://www.w3.org/1998/Math/MathML" display="block">
  <semantics>
    <mfrac>
      <mn>5</mn>
      <mn>7</mn>
    </mfrac>
    <annotation encoding="StarMath 5.0">{5} over {7} </annotation>
  </semantics>
</math>
</file>

<file path=Object 19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3</math:mn>
    </math:mfrac>
    <math:annotation math:encoding="StarMath 5.0">{7}over {3}</math:annotation>
  </math:semantics>
</math:math>
</file>

<file path=Object 2/content.xml><?xml version="1.0" encoding="utf-8"?>
<math xmlns="http://www.w3.org/1998/Math/MathML" display="block">
  <semantics>
    <mfrac>
      <mrow>
        <mstyle color="silver">
          <mn>....</mn>
        </mstyle>
        <mrow>
          <mspace width="0.5em"/>
          <mo stretchy="false">×</mo>
          <mspace width="0.5em"/>
        </mrow>
        <mstyle color="silver">
          <mn>....</mn>
        </mstyle>
      </mrow>
      <mrow>
        <mstyle color="silver">
          <mn>....</mn>
        </mstyle>
        <mrow>
          <mspace width="0.5em"/>
          <mo stretchy="false">×</mo>
          <mspace width="0.5em"/>
        </mrow>
        <mstyle color="silver">
          <mn>....</mn>
        </mstyle>
      </mrow>
    </mfrac>
    <annotation encoding="StarMath 5.0">{color silver {....} `times` color silver {....}} over {color silver {....} `times` color silver {....}}</annotation>
  </semantics>
</math>
</file>

<file path=Object 20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5</math:mn>
    </math:mfrac>
    <math:annotation math:encoding="StarMath 5.0">{1}over {5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4</math:mn>
    </math:mfrac>
    <math:annotation math:encoding="StarMath 5.0">{3}over {4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2</math:mn>
    </math:mfrac>
    <math:annotation math:encoding="StarMath 5.0">{7}over {2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n>3</math:mn>
    <math:annotation math:encoding="StarMath 5.0">{3}</math:annotation>
  </math:semantics>
</math:math>
</file>

<file path=Object 24/content.xml><?xml version="1.0" encoding="utf-8"?>
<math xmlns="http://www.w3.org/1998/Math/MathML" display="block">
  <semantics>
    <mfrac>
      <mn>1</mn>
      <mn>8</mn>
    </mfrac>
    <annotation encoding="StarMath 5.0">{1}over {8}</annotation>
  </semantics>
</math>
</file>

<file path=Object 25/content.xml><?xml version="1.0" encoding="utf-8"?>
<!DOCTYPE math  PUBLIC '-//OpenOffice.org//DTD Modified W3C MathML 1.01//EN'  'math.dtd'>
<math:math xmlns:math="http://www.w3.org/1998/Math/MathML">
  <math:semantics>
    <math:mfrac>
      <math:mn>10</math:mn>
      <math:mn>20</math:mn>
    </math:mfrac>
    <math:annotation math:encoding="StarMath 5.0">{10}over {20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frac>
      <math:mn>63</math:mn>
      <math:mn>49</math:mn>
    </math:mfrac>
    <math:annotation math:encoding="StarMath 5.0">{63}over {49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24</math:mn>
    </math:mfrac>
    <math:annotation math:encoding="StarMath 5.0">{4}over {24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frac>
      <math:mn>18</math:mn>
      <math:mn>27</math:mn>
    </math:mfrac>
    <math:annotation math:encoding="StarMath 5.0">{18}over {27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frac>
      <math:mn>50</math:mn>
      <math:mn>10</math:mn>
    </math:mfrac>
    <math:annotation math:encoding="StarMath 5.0">{50}over {10}</math:annotation>
  </math:semantics>
</math:math>
</file>

<file path=Object 3/content.xml><?xml version="1.0" encoding="utf-8"?>
<math xmlns="http://www.w3.org/1998/Math/MathML" display="block">
  <semantics>
    <mfrac>
      <mstyle color="silver">
        <mn>....</mn>
      </mstyle>
      <mstyle color="silver">
        <mn>....</mn>
      </mstyle>
    </mfrac>
    <annotation encoding="StarMath 5.0">color silver {....}over color silver {....}</annotation>
  </semantics>
</math>
</file>

<file path=Object 30/content.xml><?xml version="1.0" encoding="utf-8"?>
<math xmlns="http://www.w3.org/1998/Math/MathML" display="block">
  <semantics>
    <mfrac>
      <mn>40</mn>
      <mn>50</mn>
    </mfrac>
    <annotation encoding="StarMath 5.0">{40}over {50}</annotation>
  </semantics>
</math>
</file>

<file path=Object 31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7</math:mn>
    </math:mfrac>
    <math:annotation math:encoding="StarMath 5.0">{1}over {7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2</math:mn>
    </math:mfrac>
    <math:annotation math:encoding="StarMath 5.0">{1}over {2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6</math:mn>
    </math:mfrac>
    <math:annotation math:encoding="StarMath 5.0">{1}over {6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n>6</math:mn>
    <math:annotation math:encoding="StarMath 5.0">{6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{2}over {3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20</math:mn>
    </math:mfrac>
    <math:annotation math:encoding="StarMath 5.0">{15}over {20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frac>
      <math:mn>14</math:mn>
      <math:mn>4</math:mn>
    </math:mfrac>
    <math:annotation math:encoding="StarMath 5.0">{14}over {4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90</math:mn>
    </math:mfrac>
    <math:annotation math:encoding="StarMath 5.0">{9}over {90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frac>
      <math:mn>35</math:mn>
      <math:mn>28</math:mn>
    </math:mfrac>
    <math:annotation math:encoding="StarMath 5.0">{35}over {28}</math:annotation>
  </math:semantics>
</math:math>
</file>

<file path=Object 4/content.xml><?xml version="1.0" encoding="utf-8"?>
<math xmlns="http://www.w3.org/1998/Math/MathML" display="block">
  <semantics>
    <mfrac>
      <mn>72</mn>
      <mn>135</mn>
    </mfrac>
    <annotation encoding="StarMath 5.0">{72}over {135}</annotation>
  </semantics>
</math>
</file>

<file path=Object 40/content.xml><?xml version="1.0" encoding="utf-8"?>
<!DOCTYPE math  PUBLIC '-//OpenOffice.org//DTD Modified W3C MathML 1.01//EN'  'math.dtd'>
<math:math xmlns:math="http://www.w3.org/1998/Math/MathML">
  <math:semantics>
    <math:mfrac>
      <math:mn>80</math:mn>
      <math:mn>10</math:mn>
    </math:mfrac>
    <math:annotation math:encoding="StarMath 5.0">{80}over {10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frac>
      <math:mn>63</math:mn>
      <math:mn>14</math:mn>
    </math:mfrac>
    <math:annotation math:encoding="StarMath 5.0">{63}over {14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5</math:mn>
    </math:mfrac>
    <math:annotation math:encoding="StarMath 5.0">{4}over {5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4</math:mn>
    </math:mfrac>
    <math:annotation math:encoding="StarMath 5.0">{5}over {4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n>5</math:mn>
    <math:annotation math:encoding="StarMath 5.0">{5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10</math:mn>
    </math:mfrac>
    <math:annotation math:encoding="StarMath 5.0">{1}over {10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2</math:mn>
    </math:mfrac>
    <math:annotation math:encoding="StarMath 5.0">{5}over {2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2</math:mn>
    </math:mfrac>
    <math:annotation math:encoding="StarMath 5.0">{9}over {2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frac>
      <math:mn>30</math:mn>
      <math:mn>5</math:mn>
    </math:mfrac>
    <math:annotation math:encoding="StarMath 5.0">{30}over {5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frac>
      <math:mn>27</math:mn>
      <math:mn>9</math:mn>
    </math:mfrac>
    <math:annotation math:encoding="StarMath 5.0">{27}over {9}</math:annotation>
  </math:semantics>
</math:math>
</file>

<file path=Object 5/content.xml><?xml version="1.0" encoding="utf-8"?>
<math xmlns="http://www.w3.org/1998/Math/MathML" display="block">
  <semantics>
    <mfrac>
      <mn>75</mn>
      <mn>24</mn>
    </mfrac>
    <annotation encoding="StarMath 5.0">{75}over {24}</annotation>
  </semantics>
</math>
</file>

<file path=Object 50/content.xml><?xml version="1.0" encoding="utf-8"?>
<math xmlns="http://www.w3.org/1998/Math/MathML" display="block">
  <semantics>
    <mfrac>
      <mn>15</mn>
      <mn>21</mn>
    </mfrac>
    <annotation encoding="StarMath 5.0">{15} over {21} </annotation>
  </semantics>
</math>
</file>

<file path=Object 51/content.xml><?xml version="1.0" encoding="utf-8"?>
<math xmlns="http://www.w3.org/1998/Math/MathML" display="block">
  <semantics>
    <mfrac>
      <mstyle color="silver">
        <mn>....</mn>
      </mstyle>
      <mstyle color="silver">
        <mn>....</mn>
      </mstyle>
    </mfrac>
    <annotation encoding="StarMath 5.0">color silver {....}over color silver {....}</annotation>
  </semantics>
</math>
</file>

<file path=Object 52/content.xml><?xml version="1.0" encoding="utf-8"?>
<math xmlns="http://www.w3.org/1998/Math/MathML" display="block">
  <semantics>
    <mfrac>
      <mstyle color="silver">
        <mn>....</mn>
      </mstyle>
      <mstyle color="silver">
        <mn>....</mn>
      </mstyle>
    </mfrac>
    <annotation encoding="StarMath 5.0">color silver {....}over color silver {....}</annotation>
  </semantics>
</math>
</file>

<file path=Object 53/content.xml><?xml version="1.0" encoding="utf-8"?>
<math xmlns="http://www.w3.org/1998/Math/MathML" display="block">
  <semantics>
    <mfrac>
      <mstyle color="silver">
        <mn>....</mn>
      </mstyle>
      <mstyle color="silver">
        <mn>....</mn>
      </mstyle>
    </mfrac>
    <annotation encoding="StarMath 5.0">color silver {....}over color silver {....}</annotation>
  </semantics>
</math>
</file>

<file path=Object 54/content.xml><?xml version="1.0" encoding="utf-8"?>
<math xmlns="http://www.w3.org/1998/Math/MathML" display="block">
  <semantics>
    <mfrac>
      <mstyle color="silver">
        <mn>....</mn>
      </mstyle>
      <mstyle color="silver">
        <mn>....</mn>
      </mstyle>
    </mfrac>
    <annotation encoding="StarMath 5.0">color silver {....}over color silver {....}</annotation>
  </semantics>
</math>
</file>

<file path=Object 55/content.xml><?xml version="1.0" encoding="utf-8"?>
<math xmlns="http://www.w3.org/1998/Math/MathML" display="block">
  <semantics>
    <mfrac>
      <mstyle color="silver">
        <mn>....</mn>
      </mstyle>
      <mstyle color="silver">
        <mn>....</mn>
      </mstyle>
    </mfrac>
    <annotation encoding="StarMath 5.0">color silver {....}over color silver {....}</annotation>
  </semantics>
</math>
</file>

<file path=Object 56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14</math:mn>
    </math:mfrac>
    <math:annotation math:encoding="StarMath 5.0">{2}over {14}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10</math:mn>
    </math:mfrac>
    <math:annotation math:encoding="StarMath 5.0">{2}over {10}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frac>
      <math:mn>14</math:mn>
      <math:mn>6</math:mn>
    </math:mfrac>
    <math:annotation math:encoding="StarMath 5.0">{14}over {6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frac>
      <math:mn>25</math:mn>
      <math:mn>10</math:mn>
    </math:mfrac>
    <math:annotation math:encoding="StarMath 5.0">{25}over {10}</math:annotation>
  </math:semantics>
</math:math>
</file>

<file path=Object 6/content.xml><?xml version="1.0" encoding="utf-8"?>
<math xmlns="http://www.w3.org/1998/Math/MathML" display="block">
  <semantics>
    <mfrac>
      <mn>99</mn>
      <mn>22</mn>
    </mfrac>
    <annotation encoding="StarMath 5.0">{99}over {22}</annotation>
  </semantics>
</math>
</file>

<file path=Object 60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4</math:mn>
    </math:mfrac>
    <math:annotation math:encoding="StarMath 5.0">{1}over {4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frac>
      <math:mn>8</math:mn>
      <math:mn>64</math:mn>
    </math:mfrac>
    <math:annotation math:encoding="StarMath 5.0">{8}over {64}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8</math:mn>
    </math:mfrac>
    <math:annotation math:encoding="StarMath 5.0">{1}over {8}</math:annotation>
  </math:semantics>
</math:math>
</file>

<file path=Object 63/content.xml><?xml version="1.0" encoding="utf-8"?>
<math xmlns="http://www.w3.org/1998/Math/MathML" display="block">
  <semantics>
    <mfrac>
      <mstyle color="silver">
        <mn>....</mn>
      </mstyle>
      <mstyle color="silver">
        <mn>....</mn>
      </mstyle>
    </mfrac>
    <annotation encoding="StarMath 5.0">color silver {....}over color silver {....}</annotation>
  </semantics>
</math>
</file>

<file path=Object 64/content.xml><?xml version="1.0" encoding="utf-8"?>
<math xmlns="http://www.w3.org/1998/Math/MathML" display="block">
  <semantics>
    <mfrac>
      <mstyle color="silver">
        <mn>....</mn>
      </mstyle>
      <mstyle color="silver">
        <mn>....</mn>
      </mstyle>
    </mfrac>
    <annotation encoding="StarMath 5.0">color silver {....}over color silver {....}</annotation>
  </semantics>
</math>
</file>

<file path=Object 67/content.xml><?xml version="1.0" encoding="utf-8"?>
<!DOCTYPE math  PUBLIC '-//OpenOffice.org//DTD Modified W3C MathML 1.01//EN'  'math.dtd'>
<math:math xmlns:math="http://www.w3.org/1998/Math/MathML">
  <math:semantics>
    <math:mfrac>
      <math:mn>40</math:mn>
      <math:mn>50</math:mn>
    </math:mfrac>
    <math:annotation math:encoding="StarMath 5.0">{40}over {50}</math:annotation>
  </math:semantics>
</math:math>
</file>

<file path=Object 7/content.xml><?xml version="1.0" encoding="utf-8"?>
<math xmlns="http://www.w3.org/1998/Math/MathML" display="block">
  <semantics>
    <mfrac>
      <mn>34</mn>
      <mn>51</mn>
    </mfrac>
    <annotation encoding="StarMath 5.0">{34}over {51}</annotation>
  </semantics>
</math>
</file>

<file path=Object 8/content.xml><?xml version="1.0" encoding="utf-8"?>
<math xmlns="http://www.w3.org/1998/Math/MathML" display="block">
  <semantics>
    <mfrac>
      <mn>4</mn>
      <mn>6</mn>
    </mfrac>
    <annotation encoding="StarMath 5.0">{4}over {6}</annotation>
  </semantics>
</math>
</file>

<file path=Object 81/content.xml><?xml version="1.0" encoding="utf-8"?>
<math xmlns="http://www.w3.org/1998/Math/MathML" display="block">
  <semantics>
    <mfrac>
      <mn>6</mn>
      <mn>10</mn>
    </mfrac>
    <annotation encoding="StarMath 5.0">{6}over {10}</annotation>
  </semantics>
</math>
</file>

<file path=Object 84/content.xml><?xml version="1.0" encoding="utf-8"?>
<math xmlns="http://www.w3.org/1998/Math/MathML" display="block">
  <semantics>
    <mfrac>
      <mn>18</mn>
      <mn>16</mn>
    </mfrac>
    <annotation encoding="StarMath 5.0">{18}over {16}</annotation>
  </semantics>
</math>
</file>

<file path=Object 85/content.xml><?xml version="1.0" encoding="utf-8"?>
<math xmlns="http://www.w3.org/1998/Math/MathML" display="block">
  <semantics>
    <mfrac>
      <mn>9</mn>
      <mn>12</mn>
    </mfrac>
    <annotation encoding="StarMath 5.0">{9}over {12}</annotation>
  </semantics>
</math>
</file>

<file path=Object 86/content.xml><?xml version="1.0" encoding="utf-8"?>
<math xmlns="http://www.w3.org/1998/Math/MathML" display="block">
  <semantics>
    <mfrac>
      <mn>27</mn>
      <mn>30</mn>
    </mfrac>
    <annotation encoding="StarMath 5.0">{27}over {30}</annotation>
  </semantics>
</math>
</file>

<file path=Object 87/content.xml><?xml version="1.0" encoding="utf-8"?>
<math xmlns="http://www.w3.org/1998/Math/MathML" display="block">
  <semantics>
    <mfrac>
      <mn>3</mn>
      <mn>6</mn>
    </mfrac>
    <annotation encoding="StarMath 5.0">{3}over {6}</annotation>
  </semantics>
</math>
</file>

<file path=Object 88/content.xml><?xml version="1.0" encoding="utf-8"?>
<math xmlns="http://www.w3.org/1998/Math/MathML" display="block">
  <semantics>
    <mfrac>
      <mn>15</mn>
      <mn>18</mn>
    </mfrac>
    <annotation encoding="StarMath 5.0">{15}over {18}</annotation>
  </semantics>
</math>
</file>

<file path=Object 89/content.xml><?xml version="1.0" encoding="utf-8"?>
<math xmlns="http://www.w3.org/1998/Math/MathML" display="block">
  <semantics>
    <mfrac>
      <mn>10</mn>
      <mn>25</mn>
    </mfrac>
    <annotation encoding="StarMath 5.0">{10}over {25}</annotation>
  </semantics>
</math>
</file>

<file path=Object 9/content.xml><?xml version="1.0" encoding="utf-8"?>
<math xmlns="http://www.w3.org/1998/Math/MathML" display="block">
  <semantics>
    <mfrac>
      <mn>15</mn>
      <mn>20</mn>
    </mfrac>
    <annotation encoding="StarMath 5.0">{15}over {20}</annotation>
  </semantics>
</math>
</file>

<file path=Object 90/content.xml><?xml version="1.0" encoding="utf-8"?>
<math xmlns="http://www.w3.org/1998/Math/MathML" display="block">
  <semantics>
    <mfrac>
      <mn>55</mn>
      <mn>100</mn>
    </mfrac>
    <annotation encoding="StarMath 5.0">{55}over {100}</annotation>
  </semantics>
</math>
</file>

<file path=Object 91/content.xml><?xml version="1.0" encoding="utf-8"?>
<math xmlns="http://www.w3.org/1998/Math/MathML" display="block">
  <semantics>
    <mfrac>
      <mn>45</mn>
      <mn>35</mn>
    </mfrac>
    <annotation encoding="StarMath 5.0">{45}over {35}</annotation>
  </semantics>
</math>
</file>

<file path=Object 92/content.xml><?xml version="1.0" encoding="utf-8"?>
<math xmlns="http://www.w3.org/1998/Math/MathML" display="block">
  <semantics>
    <mfrac>
      <mn>15</mn>
      <mn>40</mn>
    </mfrac>
    <annotation encoding="StarMath 5.0">{15}over {40}</annotation>
  </semantics>
</math>
</file>

<file path=Object 93/content.xml><?xml version="1.0" encoding="utf-8"?>
<math xmlns="http://www.w3.org/1998/Math/MathML" display="block">
  <semantics>
    <mfrac>
      <mn>16</mn>
      <mn>28</mn>
    </mfrac>
    <annotation encoding="StarMath 5.0">{16}over {28}</annotation>
  </semantics>
</math>
</file>

<file path=Object 94/content.xml><?xml version="1.0" encoding="utf-8"?>
<math xmlns="http://www.w3.org/1998/Math/MathML" display="block">
  <semantics>
    <mfrac>
      <mn>35</mn>
      <mn>60</mn>
    </mfrac>
    <annotation encoding="StarMath 5.0">{35}over {60}</annotation>
  </semantics>
</math>
</file>

<file path=Object 95/content.xml><?xml version="1.0" encoding="utf-8"?>
<math xmlns="http://www.w3.org/1998/Math/MathML" display="block">
  <semantics>
    <mfrac>
      <mn>24</mn>
      <mn>33</mn>
    </mfrac>
    <annotation encoding="StarMath 5.0">{24}over {33}</annotation>
  </semantics>
</math>
</file>

<file path=Object 96/content.xml><?xml version="1.0" encoding="utf-8"?>
<math xmlns="http://www.w3.org/1998/Math/MathML" display="block">
  <semantics>
    <mfrac>
      <mn>90</mn>
      <mn>81</mn>
    </mfrac>
    <annotation encoding="StarMath 5.0">{90}over {81}</annotation>
  </semantics>
</math>
</file>

<file path=Object 98/content.xml><?xml version="1.0" encoding="utf-8"?>
<math xmlns="http://www.w3.org/1998/Math/MathML" display="block">
  <semantics>
    <mfrac>
      <mn>2,5</mn>
      <mn>25</mn>
    </mfrac>
    <annotation encoding="StarMath 5.0">{2,5}over {25}</annotation>
  </semantics>
</math>
</file>

<file path=Object 99/content.xml><?xml version="1.0" encoding="utf-8"?>
<math xmlns="http://www.w3.org/1998/Math/MathML" display="block">
  <semantics>
    <mfrac>
      <mrow>
        <mn>2,5</mn>
        <mrow>
          <mspace width="0.5em"/>
          <mo stretchy="false">×</mo>
          <mspace width="0.5em"/>
        </mrow>
        <mstyle color="silver">
          <mn>....</mn>
        </mstyle>
      </mrow>
      <mrow>
        <mn>2,5</mn>
        <mrow>
          <mspace width="0.5em"/>
          <mo stretchy="false">×</mo>
          <mspace width="0.5em"/>
        </mrow>
        <mstyle color="silver">
          <mn>....</mn>
        </mstyle>
      </mrow>
    </mfrac>
    <annotation encoding="StarMath 5.0">{{2,5} `times` color silver {....}} over {{2,5} `times` color silver {....}}</annotation>
  </semantics>
</math>
</file>